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053cm" svg:stroke-color="#ff1744" draw:marker-start-width="0.279cm" draw:marker-end-width="0.279cm" draw:fill="solid" draw:fill-color="#ffebee" draw:textarea-horizontal-align="justify" draw:textarea-vertical-align="middle" draw:auto-grow-height="false" fo:min-height="2.042cm" fo:min-width="1.792cm" fo:padding-top="0.026cm" fo:padding-bottom="0.026cm" fo:padding-left="0.026cm" fo:padding-right="0.026cm" fo:wrap-option="wrap"/>
      <style:paragraph-properties style:writing-mode="lr-tb"/>
    </style:style>
    <style:style style:name="gr2" style:family="graphic" style:parent-style-name="standard">
      <style:graphic-properties svg:stroke-width="0.053cm" svg:stroke-color="#2979ff" draw:marker-start-width="0.279cm" draw:marker-end-width="0.279cm" draw:fill="solid" draw:fill-color="#e3f2fd" draw:opacity="100%" draw:opacity-name="" draw:textarea-horizontal-align="justify" draw:textarea-vertical-align="middle" draw:auto-grow-height="false" fo:min-height="2.064cm" fo:min-width="2.064cm" fo:padding-top="0.026cm" fo:padding-bottom="0.026cm" fo:padding-left="0.026cm" fo:padding-right="0.026cm" fo:wrap-option="wrap"/>
      <style:paragraph-properties style:writing-mode="lr-tb"/>
    </style:style>
    <style:style style:name="gr3" style:family="graphic" style:parent-style-name="standard">
      <style:graphic-properties svg:stroke-width="0.035cm" svg:stroke-color="#d500f9" draw:marker-start-width="0.252cm" draw:marker-end-width="0.252cm" draw:fill="solid" draw:fill-color="#f3e5f5" draw:textarea-horizontal-align="justify" draw:textarea-vertical-align="middle" draw:auto-grow-height="false" fo:min-height="1.719cm" fo:min-width="1.719cm" fo:padding-top="0.017cm" fo:padding-bottom="0.017cm" fo:padding-left="0.017cm" fo:padding-right="0.017cm" fo:wrap-option="wrap"/>
      <style:paragraph-properties style:writing-mode="lr-tb"/>
    </style:style>
    <style:style style:name="gr4" style:family="graphic" style:parent-style-name="standard">
      <style:graphic-properties svg:stroke-width="0.035cm" svg:stroke-color="#ff3d00" draw:marker-start-width="0.252cm" draw:marker-end-width="0.252cm" draw:fill="solid" draw:fill-color="#fbe9e7" draw:textarea-horizontal-align="justify" draw:textarea-vertical-align="middle" draw:auto-grow-height="false" fo:min-height="0.755cm" fo:min-width="1.152cm" fo:padding-top="0.017cm" fo:padding-bottom="0.017cm" fo:padding-left="0.017cm" fo:padding-right="0.017cm"/>
      <style:paragraph-properties style:writing-mode="lr-tb"/>
    </style:style>
    <style:style style:name="gr5" style:family="graphic" style:parent-style-name="standard">
      <style:graphic-properties svg:stroke-width="0.028cm" svg:stroke-color="#651fff" draw:marker-start-width="0.242cm" draw:marker-end-width="0.242cm" draw:fill-color="#ede7f6" draw:opacity="100%"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6" style:family="graphic" style:parent-style-name="standard" style:list-style-name="L1">
      <style:graphic-properties svg:stroke-width="0.028cm" svg:stroke-color="#651fff" draw:marker-start-width="0.242cm" draw:marker-end-width="0.242cm" draw:fill-color="#ede7f6"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7" style:family="graphic" style:parent-style-name="objectwithoutfill">
      <style:graphic-properties draw:stroke="solid" draw:stroke-dash="Double_20_Dash" svg:stroke-width="0.028cm" svg:stroke-color="#ffee58" draw:marker-start-width="0.242cm" draw:marker-end="Arrowheads_20_5" draw:marker-end-width="0.342cm" svg:stroke-linecap="butt" draw:fill="none" draw:textarea-vertical-align="middle" fo:padding-top="0.139cm" fo:padding-bottom="0.139cm" fo:padding-left="0.264cm" fo:padding-right="0.264cm"/>
    </style:style>
    <style:style style:name="gr8" style:family="graphic" style:parent-style-name="objectwithoutfill">
      <style:graphic-properties svg:stroke-width="0.028cm" svg:stroke-color="#ffee58" draw:marker-start-width="0.242cm" draw:marker-end="Arrowheads_20_5" draw:marker-end-width="0.342cm" draw:fill="none" draw:textarea-vertical-align="middle" fo:padding-top="0.139cm" fo:padding-bottom="0.139cm" fo:padding-left="0.264cm" fo:padding-right="0.264cm"/>
    </style:style>
    <style:style style:name="gr9" style:family="graphic" style:parent-style-name="standard" style:list-style-name="L1">
      <style:graphic-properties svg:stroke-width="0.035cm" svg:stroke-color="#f50057" draw:marker-start-width="0.252cm" draw:marker-end-width="0.252cm" draw:fill-color="#fce4ec" draw:opacity="100%" draw:opacity-name="" draw:textarea-horizontal-align="justify" draw:textarea-vertical-align="middle" draw:auto-grow-height="false" fo:min-height="0.89cm" fo:min-width="0.89cm" fo:padding-top="0.017cm" fo:padding-bottom="0.017cm" fo:padding-left="0.017cm" fo:padding-right="0.017cm"/>
      <style:paragraph-properties style:writing-mode="lr-tb"/>
    </style:style>
    <style:style style:name="gr10" style:family="graphic" style:parent-style-name="standard">
      <style:graphic-properties svg:stroke-width="0.035cm" svg:stroke-color="#ffea00" draw:marker-start-width="0.252cm" draw:marker-end-width="0.252cm" draw:fill-color="#fffde7" draw:textarea-horizontal-align="justify" draw:textarea-vertical-align="middle" draw:auto-grow-height="false" fo:min-height="0.674cm" fo:min-width="0.674cm" fo:padding-top="0.017cm" fo:padding-bottom="0.017cm" fo:padding-left="0.017cm" fo:padding-right="0.017cm" fo:wrap-option="wrap"/>
      <style:paragraph-properties style:writing-mode="lr-tb"/>
    </style:style>
    <style:style style:name="gr11" style:family="graphic" style:parent-style-name="standard">
      <style:graphic-properties svg:stroke-width="0.035cm" svg:stroke-color="#3d5afe" draw:marker-start-width="0.252cm" draw:marker-end-width="0.252cm" draw:fill-color="#e8eaf6" draw:textarea-horizontal-align="justify" draw:textarea-vertical-align="middle" draw:auto-grow-height="false" fo:min-height="0.674cm" fo:min-width="0.674cm" fo:padding-top="0.017cm" fo:padding-bottom="0.017cm" fo:padding-left="0.017cm" fo:padding-right="0.017cm" fo:wrap-option="wrap"/>
      <style:paragraph-properties style:writing-mode="lr-tb"/>
    </style:style>
    <style:style style:name="gr12" style:family="graphic" style:parent-style-name="standard" style:list-style-name="L1">
      <style:graphic-properties svg:stroke-width="0.035cm" svg:stroke-color="#f50057" draw:marker-start-width="0.252cm" draw:marker-end-width="0.252cm" draw:fill-color="#fce4ec" draw:opacity="100%" draw:opacity-name="" draw:textarea-horizontal-align="justify" draw:textarea-vertical-align="middle" draw:auto-grow-height="false" fo:min-height="0.89cm" fo:min-width="0.89cm" fo:padding-top="0.017cm" fo:padding-bottom="0.017cm" fo:padding-left="0.017cm" fo:padding-right="0.017cm"/>
      <style:paragraph-properties style:writing-mode="lr-tb"/>
    </style:style>
    <style:style style:name="gr13" style:family="graphic" style:parent-style-name="standard">
      <style:graphic-properties svg:stroke-width="0.035cm" svg:stroke-color="#f50057" draw:marker-start-width="0.252cm" draw:marker-end-width="0.252cm" draw:fill-color="#fce4ec" draw:opacity="100%" draw:opacity-name="" draw:textarea-horizontal-align="justify" draw:textarea-vertical-align="middle" draw:auto-grow-height="false" fo:min-height="0.89cm" fo:min-width="0.89cm" fo:padding-top="0.017cm" fo:padding-bottom="0.017cm" fo:padding-left="0.017cm" fo:padding-right="0.017cm"/>
      <style:paragraph-properties style:writing-mode="lr-tb"/>
    </style:style>
    <style:style style:name="gr14" style:family="graphic" style:parent-style-name="standard" style:list-style-name="L1">
      <style:graphic-properties svg:stroke-width="0.035cm" svg:stroke-color="#f50057" draw:marker-start-width="0.252cm" draw:marker-end-width="0.252cm" draw:fill-color="#fce4ec" draw:opacity="100%" draw:opacity-name="" draw:textarea-horizontal-align="justify" draw:textarea-vertical-align="middle" draw:auto-grow-height="false" fo:min-height="0.89cm" fo:min-width="0.89cm" fo:padding-top="0.017cm" fo:padding-bottom="0.017cm" fo:padding-left="0.017cm" fo:padding-right="0.017cm"/>
      <style:paragraph-properties style:writing-mode="lr-tb"/>
    </style:style>
    <style:style style:name="gr15" style:family="graphic" style:parent-style-name="standard" style:list-style-name="L1">
      <style:graphic-properties svg:stroke-width="0.035cm" svg:stroke-color="#76ff03" draw:marker-start-width="0.252cm" draw:marker-end-width="0.252cm" draw:fill-color="#f1f8e9" draw:textarea-horizontal-align="justify" draw:textarea-vertical-align="middle" draw:auto-grow-height="false" fo:min-height="1.424cm" fo:min-width="1.125cm" fo:padding-top="0.017cm" fo:padding-bottom="0.017cm" fo:padding-left="0.017cm" fo:padding-right="0.017cm"/>
      <style:paragraph-properties style:writing-mode="lr-tb"/>
    </style:style>
    <style:style style:name="gr16" style:family="graphic" style:parent-style-name="standard" style:list-style-name="L1">
      <style:graphic-properties svg:stroke-width="0.035cm" svg:stroke-color="#76ff03" draw:marker-start-width="0.252cm" draw:marker-end-width="0.252cm" draw:fill-color="#f1f8e9" draw:textarea-horizontal-align="justify" draw:textarea-vertical-align="middle" draw:auto-grow-height="false" fo:min-height="1.424cm" fo:min-width="1.125cm" fo:padding-top="0.017cm" fo:padding-bottom="0.017cm" fo:padding-left="0.017cm" fo:padding-right="0.017cm"/>
      <style:paragraph-properties style:writing-mode="lr-tb"/>
    </style:style>
    <style:style style:name="gr17" style:family="graphic" style:parent-style-name="standard">
      <style:graphic-properties svg:stroke-width="0.028cm" svg:stroke-color="#1de9b6" draw:marker-start-width="0.242cm" draw:marker-end-width="0.242cm" draw:fill-color="#e0f2f1" draw:textarea-horizontal-align="justify" draw:textarea-vertical-align="middle" draw:auto-grow-height="false" fo:min-height="1.009cm" fo:min-width="1.271cm" fo:padding-top="0.014cm" fo:padding-bottom="0.014cm" fo:padding-left="0.014cm" fo:padding-right="0.014cm"/>
      <style:paragraph-properties style:writing-mode="lr-tb"/>
    </style:style>
    <style:style style:name="gr18" style:family="graphic" style:parent-style-name="standard" style:list-style-name="L1">
      <style:graphic-properties svg:stroke-width="0.028cm" svg:stroke-color="#651fff" draw:marker-start-width="0.242cm" draw:marker-end-width="0.242cm" draw:fill-color="#ede7f6"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19" style:family="graphic" style:parent-style-name="standard" style:list-style-name="L1">
      <style:graphic-properties svg:stroke-width="0.028cm" svg:stroke-color="#651fff" draw:marker-start-width="0.242cm" draw:marker-end-width="0.242cm" draw:fill-color="#ede7f6"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20" style:family="graphic" style:parent-style-name="standard">
      <style:graphic-properties svg:stroke-width="0.053cm" svg:stroke-color="#2196f3" draw:marker-start-width="0.279cm" draw:marker-end="Arrowheads_20_5" draw:marker-end-width="0.279cm" draw:textarea-vertical-align="middle" fo:padding-top="0.151cm" fo:padding-bottom="0.151cm" fo:padding-left="0.276cm" fo:padding-right="0.276cm"/>
    </style:style>
    <style:style style:name="gr21" style:family="graphic" style:parent-style-name="standard">
      <style:graphic-properties svg:stroke-width="0.035cm" svg:stroke-color="#76ff03" draw:marker-start-width="0.252cm" draw:marker-end-width="0.252cm" draw:fill-color="#f1f8e9" draw:textarea-horizontal-align="justify" draw:textarea-vertical-align="middle" draw:auto-grow-height="false" fo:min-height="1.458cm" fo:min-width="1.159cm" fo:padding-top="0.017cm" fo:padding-bottom="0.017cm" fo:padding-left="0.017cm" fo:padding-right="0.017cm"/>
      <style:paragraph-properties style:writing-mode="lr-tb"/>
    </style:style>
    <style:style style:name="gr22" style:family="graphic" style:parent-style-name="standard">
      <style:graphic-properties svg:stroke-width="0.035cm" svg:stroke-color="#00e5ff" draw:marker-start-width="0.252cm" draw:marker-end-width="0.252cm" draw:fill-color="#e0f7fa" draw:textarea-horizontal-align="justify" draw:textarea-vertical-align="middle" draw:auto-grow-height="false" fo:min-height="1.524cm" fo:min-width="0.928cm" fo:padding-top="0.017cm" fo:padding-bottom="0.017cm" fo:padding-left="0.017cm" fo:padding-right="0.017cm"/>
      <style:paragraph-properties style:writing-mode="lr-tb"/>
    </style:style>
    <style:style style:name="gr23" style:family="graphic" style:parent-style-name="standard">
      <style:graphic-properties svg:stroke-width="0.053cm" svg:stroke-color="#fafafa" draw:marker-start-width="0.279cm" draw:marker-end-width="0.279cm" draw:fill-color="#bdbdbd" draw:textarea-horizontal-align="justify" draw:textarea-vertical-align="middle" draw:auto-grow-height="false" fo:min-height="1.088cm" fo:min-width="1.088cm" fo:padding-top="0.026cm" fo:padding-bottom="0.026cm" fo:padding-left="0.026cm" fo:padding-right="0.026cm"/>
      <style:paragraph-properties style:writing-mode="lr-tb"/>
    </style:style>
    <style:style style:name="gr24" style:family="graphic" style:parent-style-name="standard">
      <style:graphic-properties svg:stroke-width="0.053cm" svg:stroke-color="#f9a825" draw:marker-start-width="0.279cm" draw:marker-end-width="0.279cm" draw:fill-color="#fdd835" draw:textarea-horizontal-align="justify" draw:textarea-vertical-align="middle" draw:auto-grow-height="false" fo:min-height="0.828cm" fo:min-width="0.828cm" fo:padding-top="0.026cm" fo:padding-bottom="0.026cm" fo:padding-left="0.026cm" fo:padding-right="0.026cm"/>
      <style:paragraph-properties style:writing-mode="lr-tb"/>
    </style:style>
    <style:style style:name="gr25" style:family="graphic" style:parent-style-name="standard">
      <style:graphic-properties svg:stroke-width="0.053cm" svg:stroke-color="#bdbdbd" draw:marker-start-width="0.279cm" draw:marker-end-width="0.279cm" draw:fill-color="#e0e0e0" draw:textarea-horizontal-align="justify" draw:textarea-vertical-align="middle" draw:auto-grow-height="false" fo:min-height="0.989cm" fo:min-width="1.162cm" fo:padding-top="0.026cm" fo:padding-bottom="0.026cm" fo:padding-left="0.026cm" fo:padding-right="0.026cm" fo:wrap-option="wrap"/>
      <style:paragraph-properties style:writing-mode="lr-tb"/>
    </style:style>
    <style:style style:name="gr26" style:family="graphic" style:parent-style-name="standard">
      <style:graphic-properties svg:stroke-width="0.053cm" svg:stroke-color="#000000" draw:marker-start-width="0.279cm" draw:marker-end-width="0.279cm" draw:fill-color="#bdbdbd" draw:textarea-horizontal-align="justify" draw:textarea-vertical-align="middle" draw:auto-grow-height="false" fo:min-height="1.524cm" fo:min-width="0.938cm" fo:padding-top="0.026cm" fo:padding-bottom="0.026cm" fo:padding-left="0.026cm" fo:padding-right="0.026cm"/>
      <style:paragraph-properties style:writing-mode="lr-tb"/>
    </style:style>
    <style:style style:name="gr27" style:family="graphic" style:parent-style-name="objectwithoutfill">
      <style:graphic-properties svg:stroke-width="0.053cm" svg:stroke-color="#ff0000" draw:marker-start-width="0.279cm" draw:marker-end="Arrowheads_20_5" draw:marker-end-width="0.379cm" draw:fill="none" draw:textarea-vertical-align="middle" fo:padding-top="0.151cm" fo:padding-bottom="0.151cm" fo:padding-left="0.276cm" fo:padding-right="0.276cm"/>
    </style:style>
    <style:style style:name="gr28" style:family="graphic" style:parent-style-name="objectwithoutfill">
      <style:graphic-properties svg:stroke-width="0.028cm" svg:stroke-color="#795548" draw:marker-start-width="0.242cm" draw:marker-end="Arrowheads_20_5" draw:marker-end-width="0.342cm" draw:fill="none" draw:textarea-vertical-align="middle" fo:padding-top="0.139cm" fo:padding-bottom="0.139cm" fo:padding-left="0.264cm" fo:padding-right="0.264cm"/>
    </style:style>
    <style:style style:name="gr29" style:family="graphic" style:parent-style-name="objectwithoutfill">
      <style:graphic-properties svg:stroke-width="0.053cm" svg:stroke-color="#f44336" draw:marker-start-width="0.279cm" draw:marker-end="Arrowheads_20_6" draw:marker-end-width="0.379cm" draw:fill="none" draw:textarea-vertical-align="middle" fo:padding-top="0.151cm" fo:padding-bottom="0.151cm" fo:padding-left="0.276cm" fo:padding-right="0.276cm"/>
    </style:style>
    <style:style style:name="gr30" style:family="graphic" style:parent-style-name="objectwithoutfill">
      <style:graphic-properties svg:stroke-width="0.053cm" svg:stroke-color="#2196f3" draw:marker-start-width="0.279cm" draw:marker-end="Arrowheads_20_5" draw:marker-end-width="0.379cm" draw:fill="none" draw:textarea-vertical-align="middle" fo:padding-top="0.151cm" fo:padding-bottom="0.151cm" fo:padding-left="0.276cm" fo:padding-right="0.276cm"/>
    </style:style>
    <style:style style:name="gr31" style:family="graphic" style:parent-style-name="objectwithoutfill">
      <style:graphic-properties svg:stroke-width="0.053cm" svg:stroke-color="#f44336" draw:marker-start="Arrowheads_20_5" draw:marker-start-width="0.279cm" draw:marker-end="" draw:marker-end-width="0.379cm" draw:fill="none" draw:textarea-vertical-align="middle" fo:padding-top="0.151cm" fo:padding-bottom="0.151cm" fo:padding-left="0.276cm" fo:padding-right="0.276cm"/>
    </style:style>
    <style:style style:name="gr32" style:family="graphic" style:parent-style-name="objectwithoutfill">
      <style:graphic-properties svg:stroke-width="0.035cm" svg:stroke-color="#9c27b0" draw:marker-start-width="0.252cm" draw:marker-end="Arrowheads_20_5" draw:marker-end-width="0.352cm" draw:fill="none" draw:textarea-vertical-align="middle" fo:padding-top="0.142cm" fo:padding-bottom="0.142cm" fo:padding-left="0.267cm" fo:padding-right="0.267cm"/>
    </style:style>
    <style:style style:name="gr33" style:family="graphic" style:parent-style-name="objectwithoutfill">
      <style:graphic-properties svg:stroke-width="0.053cm" svg:stroke-color="#f44336" draw:marker-start-width="0.279cm" draw:marker-end="Arrowheads_20_5" draw:marker-end-width="0.379cm" draw:fill="none" draw:textarea-vertical-align="middle" fo:padding-top="0.151cm" fo:padding-bottom="0.151cm" fo:padding-left="0.276cm" fo:padding-right="0.276cm"/>
    </style:style>
    <style:style style:name="gr34" style:family="graphic" style:parent-style-name="standard">
      <style:graphic-properties svg:stroke-width="0.035cm" svg:stroke-color="#d500f9" draw:marker-start-width="0.252cm" draw:marker-end-width="0.252cm" draw:fill="solid" draw:fill-color="#f3e5f5" draw:textarea-horizontal-align="justify" draw:textarea-vertical-align="middle" draw:auto-grow-height="false" fo:min-height="1.685cm" fo:min-width="1.685cm" fo:padding-top="0.017cm" fo:padding-bottom="0.017cm" fo:padding-left="0.017cm" fo:padding-right="0.017cm" fo:wrap-option="wrap"/>
      <style:paragraph-properties style:writing-mode="lr-tb"/>
    </style:style>
    <style:style style:name="gr35" style:family="graphic" style:parent-style-name="objectwithoutfill">
      <style:graphic-properties svg:stroke-width="0.035cm" svg:stroke-color="#9c27b0" draw:marker-start-width="0.252cm" draw:marker-end="Arrowheads_20_8" draw:marker-end-width="0.352cm" draw:fill="none" draw:textarea-vertical-align="middle" fo:padding-top="0.142cm" fo:padding-bottom="0.142cm" fo:padding-left="0.267cm" fo:padding-right="0.267cm"/>
    </style:style>
    <style:style style:name="gr36" style:family="graphic" style:parent-style-name="standard" style:list-style-name="L1">
      <style:graphic-properties svg:stroke-width="0.035cm" svg:stroke-color="#76ff03" draw:marker-start-width="0.252cm" draw:marker-end-width="0.252cm" draw:fill-color="#f1f8e9" draw:textarea-horizontal-align="justify" draw:textarea-vertical-align="middle" draw:auto-grow-height="false" fo:min-height="1.424cm" fo:min-width="1.125cm" fo:padding-top="0.017cm" fo:padding-bottom="0.017cm" fo:padding-left="0.017cm" fo:padding-right="0.017cm"/>
      <style:paragraph-properties style:writing-mode="lr-tb"/>
    </style:style>
    <style:style style:name="gr37" style:family="graphic" style:parent-style-name="standard" style:list-style-name="L1">
      <style:graphic-properties svg:stroke-width="0.028cm" svg:stroke-color="#651fff" draw:marker-start-width="0.242cm" draw:marker-end-width="0.242cm" draw:fill-color="#ede7f6"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38" style:family="graphic" style:parent-style-name="standard" style:list-style-name="L1">
      <style:graphic-properties svg:stroke-width="0.028cm" svg:stroke-color="#651fff" draw:marker-start-width="0.242cm" draw:marker-end-width="0.242cm" draw:fill-color="#ede7f6"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39" style:family="graphic" style:parent-style-name="standard" style:list-style-name="L1">
      <style:graphic-properties svg:stroke-width="0.028cm" svg:stroke-color="#651fff" draw:marker-start-width="0.242cm" draw:marker-end-width="0.242cm" draw:fill-color="#ede7f6"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40" style:family="graphic" style:parent-style-name="standard" style:list-style-name="L1">
      <style:graphic-properties svg:stroke-width="0.028cm" svg:stroke-color="#651fff" draw:marker-start-width="0.242cm" draw:marker-end-width="0.242cm" draw:fill-color="#ede7f6"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41" style:family="graphic" style:parent-style-name="standard" style:list-style-name="L1">
      <style:graphic-properties svg:stroke-width="0.028cm" svg:stroke-color="#651fff" draw:marker-start-width="0.242cm" draw:marker-end-width="0.242cm" draw:fill-color="#ede7f6"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42" style:family="graphic" style:parent-style-name="standard" style:list-style-name="L1">
      <style:graphic-properties svg:stroke-width="0.028cm" svg:stroke-color="#651fff" draw:marker-start-width="0.242cm" draw:marker-end-width="0.242cm" draw:fill-color="#ede7f6" draw:opacity-name="" draw:textarea-horizontal-align="justify" draw:textarea-vertical-align="middle" draw:auto-grow-height="false" fo:min-height="0.896cm" fo:min-width="1.146cm" fo:padding-top="0.014cm" fo:padding-bottom="0.014cm" fo:padding-left="0.014cm" fo:padding-right="0.014cm"/>
      <style:paragraph-properties style:writing-mode="lr-tb"/>
    </style:style>
    <style:style style:name="gr43" style:family="graphic" style:parent-style-name="objectwithoutfill">
      <style:graphic-properties svg:stroke-width="0.035cm" svg:stroke-color="#9c27b0" draw:marker-start-width="0.252cm" draw:marker-end="Arrowheads_20_25" draw:marker-end-width="0.352cm" draw:fill="none" draw:textarea-vertical-align="middle" fo:padding-top="0.142cm" fo:padding-bottom="0.142cm" fo:padding-left="0.267cm" fo:padding-right="0.267cm"/>
    </style:style>
    <style:style style:name="gr44" style:family="graphic" style:parent-style-name="objectwithoutfill">
      <style:graphic-properties svg:stroke-width="0.028cm" svg:stroke-color="#9c27b0" draw:marker-start-width="0.242cm" draw:marker-end="Arrowheads_20_5" draw:marker-end-width="0.342cm" draw:fill="none" draw:textarea-vertical-align="middle" fo:padding-top="0.139cm" fo:padding-bottom="0.139cm" fo:padding-left="0.264cm" fo:padding-right="0.264cm"/>
    </style:style>
    <style:style style:name="gr45" style:family="graphic" style:parent-style-name="objectwithoutfill">
      <style:graphic-properties svg:stroke-width="0.028cm" svg:stroke-color="#ff9800" draw:marker-start-width="0.242cm" draw:marker-end="Arrowheads_20_5" draw:marker-end-width="0.342cm" draw:fill="none" draw:textarea-vertical-align="middle" fo:padding-top="0.139cm" fo:padding-bottom="0.139cm" fo:padding-left="0.264cm" fo:padding-right="0.264cm"/>
    </style:style>
    <style:style style:name="gr46" style:family="graphic" style:parent-style-name="standard" style:list-style-name="L1">
      <style:graphic-properties svg:stroke-width="0.035cm" svg:stroke-color="#76ff03" draw:marker-start-width="0.252cm" draw:marker-end-width="0.252cm" draw:fill-color="#f1f8e9" draw:textarea-horizontal-align="justify" draw:textarea-vertical-align="middle" draw:auto-grow-height="false" fo:min-height="1.458cm" fo:min-width="1.159cm" fo:padding-top="0.017cm" fo:padding-bottom="0.017cm" fo:padding-left="0.017cm" fo:padding-right="0.017cm"/>
      <style:paragraph-properties style:writing-mode="lr-tb"/>
    </style:style>
    <style:style style:name="gr47" style:family="graphic" style:parent-style-name="standard" style:list-style-name="L1">
      <style:graphic-properties svg:stroke-width="0.035cm" svg:stroke-color="#8d6e63" draw:marker-start-width="0.252cm" draw:marker-end-width="0.252cm" draw:fill-color="#efebe9" draw:textarea-horizontal-align="justify" draw:textarea-vertical-align="middle" draw:auto-grow-height="false" fo:min-height="0.64cm" fo:min-width="0.64cm" fo:padding-top="0.017cm" fo:padding-bottom="0.017cm" fo:padding-left="0.017cm" fo:padding-right="0.017cm" fo:wrap-option="wrap"/>
      <style:paragraph-properties style:writing-mode="lr-tb"/>
    </style:style>
    <style:style style:name="gr48" style:family="graphic" style:parent-style-name="standard" style:list-style-name="L1">
      <style:graphic-properties svg:stroke-width="0.035cm" svg:stroke-color="#8d6e63" draw:marker-start-width="0.252cm" draw:marker-end-width="0.252cm" draw:fill-color="#efebe9" draw:textarea-horizontal-align="justify" draw:textarea-vertical-align="middle" draw:auto-grow-height="false" fo:min-height="0.64cm" fo:min-width="0.64cm" fo:padding-top="0.017cm" fo:padding-bottom="0.017cm" fo:padding-left="0.017cm" fo:padding-right="0.017cm" fo:wrap-option="wrap"/>
      <style:paragraph-properties style:writing-mode="lr-tb"/>
    </style:style>
    <style:style style:name="gr49" style:family="graphic" style:parent-style-name="standard" style:list-style-name="L1">
      <style:graphic-properties svg:stroke-width="0.035cm" svg:stroke-color="#00b0ff" draw:marker-start-width="0.252cm" draw:marker-end-width="0.252cm" draw:fill-color="#e1f5fe" draw:textarea-horizontal-align="justify" draw:textarea-vertical-align="middle" draw:auto-grow-height="false" fo:min-height="0.64cm" fo:min-width="0.64cm" fo:padding-top="0.017cm" fo:padding-bottom="0.017cm" fo:padding-left="0.017cm" fo:padding-right="0.017cm" fo:wrap-option="wrap"/>
      <style:paragraph-properties style:writing-mode="lr-tb"/>
    </style:style>
    <style:style style:name="gr50" style:family="graphic" style:parent-style-name="objectwithoutfill">
      <style:graphic-properties svg:stroke-width="0.028cm" svg:stroke-color="#ffee58" draw:marker-start="Arrowheads_20_5" draw:marker-start-width="0.242cm" draw:marker-end="" draw:marker-end-width="0.342cm" draw:fill="none" draw:textarea-vertical-align="middle" fo:padding-top="0.139cm" fo:padding-bottom="0.139cm" fo:padding-left="0.264cm" fo:padding-right="0.264cm"/>
    </style:style>
    <style:style style:name="gr51" style:family="graphic" style:parent-style-name="objectwithoutfill">
      <style:graphic-properties svg:stroke-width="0.028cm" svg:stroke-color="#fff176" draw:marker-start="Arrowheads_20_5" draw:marker-start-width="0.242cm" draw:marker-end="" draw:marker-end-width="0.342cm" draw:fill="none" draw:textarea-vertical-align="middle" fo:padding-top="0.139cm" fo:padding-bottom="0.139cm" fo:padding-left="0.264cm" fo:padding-right="0.264cm"/>
    </style:style>
    <style:style style:name="gr52" style:family="graphic" style:parent-style-name="standard">
      <style:graphic-properties svg:stroke-width="0.035cm" svg:stroke-color="#00e676" draw:marker-start-width="0.252cm" draw:marker-end-width="0.252cm" draw:fill-color="#e8f5e9" draw:textarea-horizontal-align="justify" draw:textarea-vertical-align="middle" draw:auto-grow-height="false" fo:min-height="0.949cm" fo:min-width="0.778cm" fo:padding-top="0.017cm" fo:padding-bottom="0.017cm" fo:padding-left="0.017cm" fo:padding-right="0.017cm"/>
      <style:paragraph-properties style:writing-mode="lr-tb"/>
    </style:style>
    <style:style style:name="gr53" style:family="graphic" style:parent-style-name="standard">
      <style:graphic-properties draw:stroke="dash" draw:stroke-dash="Dot" svg:stroke-width="0.071cm" svg:stroke-color="#2196f3" draw:marker-start-width="0.306cm" draw:marker-end-width="0.306cm" svg:stroke-linecap="butt" draw:fill-color="#e0f7fa" draw:textarea-horizontal-align="justify" draw:textarea-vertical-align="middle" draw:auto-grow-height="false" fo:min-height="0.692cm" fo:min-width="0.692cm" fo:padding-top="0.035cm" fo:padding-bottom="0.035cm" fo:padding-left="0.035cm" fo:padding-right="0.035cm"/>
      <style:paragraph-properties style:writing-mode="lr-tb"/>
    </style:style>
    <style:style style:name="gr54" style:family="graphic" style:parent-style-name="standard">
      <style:graphic-properties svg:stroke-width="0.035cm" svg:stroke-color="#000000" draw:marker-start-width="0.252cm" draw:marker-end-width="0.252cm" draw:fill-color="#fafafa" draw:textarea-horizontal-align="justify" draw:textarea-vertical-align="middle" draw:auto-grow-height="false" fo:min-height="0.767cm" fo:min-width="0.813cm" fo:padding-top="0cm" fo:padding-bottom="0cm" fo:padding-left="0cm" fo:padding-right="0cm"/>
      <style:paragraph-properties style:writing-mode="lr-tb"/>
    </style:style>
    <style:style style:name="gr55" style:family="graphic" style:parent-style-name="standard">
      <style:graphic-properties svg:stroke-width="0.035cm" svg:stroke-color="#76ff03" draw:marker-start-width="0.252cm" draw:marker-end-width="0.252cm" draw:fill-color="#f1f8e9" draw:textarea-horizontal-align="justify" draw:textarea-vertical-align="middle" draw:auto-grow-height="false" fo:min-height="1.424cm" fo:min-width="1.125cm" fo:padding-top="0.017cm" fo:padding-bottom="0.017cm" fo:padding-left="0.017cm" fo:padding-right="0.017cm"/>
      <style:paragraph-properties style:writing-mode="lr-tb"/>
    </style:style>
    <style:style style:name="gr56" style:family="graphic" style:parent-style-name="standard" style:list-style-name="L1">
      <style:graphic-properties svg:stroke-width="0.035cm" svg:stroke-color="#2979ff" draw:marker-start-width="0.252cm" draw:marker-end-width="0.252cm" draw:fill-color="#fce4ec" draw:opacity-name="" draw:textarea-horizontal-align="justify" draw:textarea-vertical-align="middle" draw:auto-grow-height="false" fo:min-height="0.89cm" fo:min-width="0.89cm" fo:padding-top="0.017cm" fo:padding-bottom="0.017cm" fo:padding-left="0.017cm" fo:padding-right="0.017cm"/>
      <style:paragraph-properties style:writing-mode="lr-tb"/>
    </style:style>
    <style:style style:name="gr57" style:family="graphic" style:parent-style-name="standard" style:list-style-name="L1">
      <style:graphic-properties svg:stroke-width="0.035cm" svg:stroke-color="#2979ff" draw:marker-start-width="0.252cm" draw:marker-end-width="0.252cm" draw:fill-color="#e8f5e9" draw:opacity-name="" draw:textarea-horizontal-align="justify" draw:textarea-vertical-align="middle" draw:auto-grow-height="false" fo:min-height="0.89cm" fo:min-width="0.89cm" fo:padding-top="0.017cm" fo:padding-bottom="0.017cm" fo:padding-left="0.017cm" fo:padding-right="0.017cm"/>
      <style:paragraph-properties style:writing-mode="lr-tb"/>
    </style:style>
    <style:style style:name="gr58" style:family="graphic" style:parent-style-name="standard" style:list-style-name="L1">
      <style:graphic-properties svg:stroke-width="0.035cm" svg:stroke-color="#2979ff" draw:marker-start-width="0.252cm" draw:marker-end-width="0.252cm" draw:fill-color="#fffde7" draw:opacity-name="" draw:textarea-horizontal-align="justify" draw:textarea-vertical-align="middle" draw:auto-grow-height="false" fo:min-height="0.89cm" fo:min-width="0.89cm" fo:padding-top="0.017cm" fo:padding-bottom="0.017cm" fo:padding-left="0.017cm" fo:padding-right="0.017cm"/>
      <style:paragraph-properties style:writing-mode="lr-tb"/>
    </style:style>
    <style:style style:name="gr59" style:family="graphic" style:parent-style-name="standard" style:list-style-name="L1">
      <style:graphic-properties svg:stroke-width="0.035cm" svg:stroke-color="#2979ff" draw:marker-start-width="0.252cm" draw:marker-end-width="0.252cm" draw:fill-color="#f5f5f5" draw:opacity-name="" draw:textarea-horizontal-align="justify" draw:textarea-vertical-align="middle" draw:auto-grow-height="false" fo:min-height="0.89cm" fo:min-width="0.89cm" fo:padding-top="0.017cm" fo:padding-bottom="0.017cm" fo:padding-left="0.017cm" fo:padding-right="0.017cm"/>
      <style:paragraph-properties style:writing-mode="lr-tb"/>
    </style:style>
    <style:style style:name="gr60" style:family="graphic" style:parent-style-name="standard" style:list-style-name="L1">
      <style:graphic-properties svg:stroke-width="0.035cm" svg:stroke-color="#d500f9" draw:marker-start-width="0.252cm" draw:marker-end-width="0.252cm" draw:fill-color="#ffebee" draw:textarea-horizontal-align="justify" draw:textarea-vertical-align="middle" draw:auto-grow-height="false" fo:min-height="0.64cm" fo:min-width="0.64cm" fo:padding-top="0.017cm" fo:padding-bottom="0.017cm" fo:padding-left="0.017cm" fo:padding-right="0.017cm" fo:wrap-option="wrap"/>
      <style:paragraph-properties style:writing-mode="lr-tb"/>
    </style:style>
    <style:style style:name="gr61" style:family="graphic" style:parent-style-name="standard" style:list-style-name="L1">
      <style:graphic-properties svg:stroke-width="0.035cm" svg:stroke-color="#d500f9" draw:marker-start-width="0.252cm" draw:marker-end-width="0.252cm" draw:fill-color="#e8f5e9" draw:textarea-horizontal-align="justify" draw:textarea-vertical-align="middle" draw:auto-grow-height="false" fo:min-height="0.64cm" fo:min-width="0.64cm" fo:padding-top="0.017cm" fo:padding-bottom="0.017cm" fo:padding-left="0.017cm" fo:padding-right="0.017cm" fo:wrap-option="wrap"/>
      <style:paragraph-properties style:writing-mode="lr-tb"/>
    </style:style>
    <style:style style:name="gr62" style:family="graphic" style:parent-style-name="standard" style:list-style-name="L1">
      <style:graphic-properties svg:stroke-width="0.035cm" svg:stroke-color="#d500f9" draw:marker-start-width="0.252cm" draw:marker-end-width="0.252cm" draw:fill-color="#fffde7" draw:textarea-horizontal-align="justify" draw:textarea-vertical-align="middle" draw:auto-grow-height="false" fo:min-height="0.64cm" fo:min-width="0.64cm" fo:padding-top="0.017cm" fo:padding-bottom="0.017cm" fo:padding-left="0.017cm" fo:padding-right="0.017cm" fo:wrap-option="wrap"/>
      <style:paragraph-properties style:writing-mode="lr-tb"/>
    </style:style>
    <style:style style:name="gr63" style:family="graphic" style:parent-style-name="standard" style:list-style-name="L1">
      <style:graphic-properties svg:stroke-width="0.035cm" svg:stroke-color="#d500f9" draw:marker-start-width="0.252cm" draw:marker-end-width="0.252cm" draw:fill-color="#f5f5f5" draw:textarea-horizontal-align="justify" draw:textarea-vertical-align="middle" draw:auto-grow-height="false" fo:min-height="0.64cm" fo:min-width="0.64cm" fo:padding-top="0.017cm" fo:padding-bottom="0.017cm" fo:padding-left="0.017cm" fo:padding-right="0.017cm" fo:wrap-option="wrap"/>
      <style:paragraph-properties style:writing-mode="lr-tb"/>
    </style:style>
    <style:style style:name="gr64" style:family="graphic" style:parent-style-name="objectwithoutfill">
      <style:graphic-properties svg:stroke-color="#ffee58" draw:marker-end="Arrowheads_20_5" draw:marker-end-width="0.3cm" draw:fill="none" draw:textarea-vertical-align="middle"/>
    </style:style>
    <style:style style:name="gr65" style:family="graphic" style:parent-style-name="standard">
      <style:graphic-properties svg:stroke-width="0.035cm" svg:stroke-color="#ffc400" draw:marker-start-width="0.252cm" draw:marker-end-width="0.252cm" draw:fill-color="#fff8e1" draw:textarea-horizontal-align="justify" draw:textarea-vertical-align="middle" draw:auto-grow-height="false" fo:min-height="1.021cm" fo:min-width="0.771cm" fo:padding-top="0cm" fo:padding-bottom="0cm" fo:padding-left="0cm" fo:padding-right="0cm"/>
      <style:paragraph-properties style:writing-mode="lr-tb"/>
    </style:style>
    <style:style style:name="gr66" style:family="graphic" style:parent-style-name="standard" style:list-style-name="L1">
      <style:graphic-properties svg:stroke-width="0.035cm" svg:stroke-color="#795548" draw:marker-start-width="0.252cm" draw:marker-end-width="0.252cm" draw:fill-color="#d7ccc8" draw:textarea-horizontal-align="justify" draw:textarea-vertical-align="middle" draw:auto-grow-height="false" fo:min-height="0.64cm" fo:min-width="0.64cm" fo:padding-top="0.017cm" fo:padding-bottom="0.017cm" fo:padding-left="0.017cm" fo:padding-right="0.017cm" fo:wrap-option="wrap"/>
      <style:paragraph-properties style:writing-mode="lr-tb"/>
    </style:style>
    <style:style style:name="gr67" style:family="graphic" style:parent-style-name="objectwithoutfill">
      <style:graphic-properties svg:stroke-width="0.028cm" svg:stroke-color="#607d8b" draw:marker-start-width="0.242cm" draw:marker-end="Arrowheads_20_5" draw:marker-end-width="0.342cm" draw:fill="none" draw:textarea-vertical-align="middle" fo:padding-top="0.139cm" fo:padding-bottom="0.139cm" fo:padding-left="0.264cm" fo:padding-right="0.264cm"/>
    </style:style>
    <style:style style:name="gr68" style:family="graphic" style:parent-style-name="objectwithoutfill">
      <style:graphic-properties svg:stroke-width="0.028cm" svg:stroke-color="#8bc34a" draw:marker-start-width="0.242cm" draw:marker-end="Arrowheads_20_5" draw:marker-end-width="0.342cm" draw:fill="none" draw:textarea-vertical-align="middle" fo:padding-top="0.139cm" fo:padding-bottom="0.139cm" fo:padding-left="0.264cm" fo:padding-right="0.264cm"/>
    </style:style>
    <style:style style:name="gr69" style:family="graphic" style:parent-style-name="standard">
      <style:graphic-properties svg:stroke-width="0.035cm" svg:stroke-color="#00e676" draw:marker-start-width="0.252cm" draw:marker-end-width="0.252cm" draw:fill-color="#e8f5e9" draw:textarea-horizontal-align="justify" draw:textarea-vertical-align="middle" draw:auto-grow-height="false" fo:min-height="1.165cm" fo:min-width="1.244cm" fo:padding-top="0.017cm" fo:padding-bottom="0.017cm" fo:padding-left="0.017cm" fo:padding-right="0.017cm"/>
      <style:paragraph-properties style:writing-mode="lr-tb"/>
    </style:style>
    <style:style style:name="gr70" style:family="graphic" style:parent-style-name="standard">
      <style:graphic-properties draw:textarea-horizontal-align="justify" draw:textarea-vertical-align="middle" draw:auto-grow-height="false" fo:min-height="1.274cm" fo:min-width="1.024cm" fo:padding-top="0cm" fo:padding-bottom="0cm" fo:padding-left="0cm" fo:padding-right="0cm"/>
      <style:paragraph-properties style:writing-mode="lr-tb"/>
    </style:style>
    <style:style style:name="gr71" style:family="graphic" style:parent-style-name="standard">
      <style:graphic-properties draw:textarea-horizontal-align="justify" draw:textarea-vertical-align="middle" draw:auto-grow-height="false" fo:min-height="1.524cm" fo:min-width="0.91cm" fo:padding-top="0cm" fo:padding-bottom="0cm" fo:padding-left="0cm" fo:padding-right="0cm"/>
    </style:style>
    <style:style style:name="gr72" style:family="graphic" style:parent-style-name="standard">
      <style:graphic-properties draw:textarea-horizontal-align="justify" draw:textarea-vertical-align="middle" draw:auto-grow-height="false" fo:min-height="0.66cm" fo:min-width="1.024cm"/>
    </style:style>
    <style:style style:name="gr73" style:family="graphic" style:parent-style-name="standard" style:list-style-name="L1">
      <style:graphic-properties svg:stroke-width="0.035cm" svg:stroke-color="#f50057" draw:marker-start-width="0.252cm" draw:marker-end-width="0.252cm" draw:fill-color="#fce4ec" draw:opacity="100%" draw:opacity-name="" draw:textarea-horizontal-align="justify" draw:textarea-vertical-align="middle" draw:auto-grow-height="false" fo:min-height="0.602cm" fo:min-width="0.602cm" fo:padding-top="0.017cm" fo:padding-bottom="0.017cm" fo:padding-left="0.017cm" fo:padding-right="0.017cm"/>
      <style:paragraph-properties style:writing-mode="lr-tb"/>
    </style:style>
    <style:style style:name="gr74" style:family="graphic" style:parent-style-name="standard" style:list-style-name="L1">
      <style:graphic-properties svg:stroke-width="0.035cm" svg:stroke-color="#f50057" draw:marker-start-width="0.252cm" draw:marker-end-width="0.252cm" draw:fill-color="#fce4ec" draw:opacity="100%" draw:opacity-name="" draw:textarea-horizontal-align="justify" draw:textarea-vertical-align="middle" draw:auto-grow-height="false" fo:min-height="0.602cm" fo:min-width="0.602cm" fo:padding-top="0.017cm" fo:padding-bottom="0.017cm" fo:padding-left="0.017cm" fo:padding-right="0.017cm"/>
      <style:paragraph-properties style:writing-mode="lr-tb"/>
    </style:style>
    <style:style style:name="P1" style:family="paragraph">
      <style:paragraph-properties fo:text-align="center"/>
      <style:text-properties style:font-name="Helvetica Neue" fo:font-size="12pt"/>
    </style:style>
    <style:style style:name="P2" style:family="paragraph">
      <loext:graphic-properties draw:fill="solid" draw:fill-color="#ffebee"/>
      <style:paragraph-properties fo:text-align="center"/>
      <style:text-properties style:font-name="Helvetica Neue" fo:font-size="12pt"/>
    </style:style>
    <style:style style:name="P3" style:family="paragraph">
      <loext:graphic-properties draw:fill="solid" draw:fill-color="#e3f2fd" draw:opacity="100%"/>
      <style:paragraph-properties fo:text-align="center"/>
      <style:text-properties style:font-name="Helvetica Neue" fo:font-size="12pt"/>
    </style:style>
    <style:style style:name="P4" style:family="paragraph">
      <loext:graphic-properties draw:fill="solid" draw:fill-color="#f3e5f5"/>
      <style:paragraph-properties fo:text-align="center"/>
      <style:text-properties style:font-name="Helvetica Neue" fo:font-size="12pt"/>
    </style:style>
    <style:style style:name="P5" style:family="paragraph">
      <loext:graphic-properties draw:fill="solid" draw:fill-color="#fbe9e7"/>
      <style:paragraph-properties fo:text-align="center"/>
      <style:text-properties style:font-name="Helvetica Neue" fo:font-size="12pt"/>
    </style:style>
    <style:style style:name="P6" style:family="paragraph">
      <style:paragraph-properties fo:text-align="center"/>
    </style:style>
    <style:style style:name="P7" style:family="paragraph">
      <loext:graphic-properties draw:fill-color="#ede7f6" draw:opacity="100%"/>
      <style:paragraph-properties fo:text-align="center"/>
      <style:text-properties style:font-name="Helvetica Neue" fo:font-size="10pt" style:font-size-asian="10pt" style:font-size-complex="10pt"/>
    </style:style>
    <style:style style:name="P8" style:family="paragraph">
      <style:paragraph-properties fo:text-align="center"/>
      <style:text-properties style:font-name="Helvetica Neue" fo:font-size="10pt" style:letter-kerning="true" style:font-name-asian="PingFang SC" style:font-size-asian="10pt" style:font-name-complex="Arial Unicode MS" style:font-size-complex="10pt"/>
    </style:style>
    <style:style style:name="P9" style:family="paragraph">
      <loext:graphic-properties draw:fill-color="#ede7f6"/>
      <style:paragraph-properties fo:text-align="center"/>
      <style:text-properties style:font-name="Helvetica Neue" fo:font-size="10pt" style:letter-kerning="true" style:font-name-asian="PingFang SC" style:font-size-asian="10pt" style:font-name-complex="Arial Unicode MS" style:font-size-complex="10pt"/>
    </style:style>
    <style:style style:name="P10" style:family="paragraph">
      <loext:graphic-properties draw:fill="none"/>
      <style:paragraph-properties fo:text-align="center"/>
    </style:style>
    <style:style style:name="P11" style:family="paragraph">
      <style:paragraph-properties fo:text-align="center"/>
      <style:text-properties style:font-name="Helvetica Neue" fo:font-size="10pt" style:letter-kerning="true" style:font-name-asian="PingFang SC" style:font-size-asian="14pt" style:font-name-complex="Arial Unicode MS" style:font-size-complex="14pt"/>
    </style:style>
    <style:style style:name="P12" style:family="paragraph">
      <loext:graphic-properties draw:fill-color="#fce4ec" draw:opacity="100%"/>
      <style:paragraph-properties fo:text-align="center"/>
      <style:text-properties style:font-name="Helvetica Neue" fo:font-size="10pt" style:letter-kerning="true" style:font-name-asian="PingFang SC" style:font-size-asian="14pt" style:font-name-complex="Arial Unicode MS" style:font-size-complex="14pt"/>
    </style:style>
    <style:style style:name="P13" style:family="paragraph">
      <loext:graphic-properties draw:fill-color="#fffde7"/>
      <style:paragraph-properties fo:text-align="center"/>
      <style:text-properties style:font-name="Helvetica Neue" fo:font-size="10pt" style:font-size-asian="10pt" style:font-size-complex="10pt"/>
    </style:style>
    <style:style style:name="P14" style:family="paragraph">
      <loext:graphic-properties draw:fill-color="#e8eaf6"/>
      <style:paragraph-properties fo:text-align="center"/>
      <style:text-properties style:font-name="Helvetica Neue" fo:font-size="10pt" style:font-size-asian="10pt" style:font-size-complex="10pt"/>
    </style:style>
    <style:style style:name="P15" style:family="paragraph">
      <loext:graphic-properties draw:fill-color="#fce4ec" draw:opacity="100%"/>
      <style:paragraph-properties fo:text-align="center"/>
      <style:text-properties style:font-name="Helvetica Neue" fo:font-size="12pt" style:font-size-asian="14pt" style:font-size-complex="14pt"/>
    </style:style>
    <style:style style:name="P16" style:family="paragraph">
      <loext:graphic-properties draw:fill-color="#f1f8e9"/>
      <style:paragraph-properties fo:text-align="center"/>
      <style:text-properties style:font-name="Helvetica Neue" fo:font-size="10pt" style:letter-kerning="true" style:font-name-asian="PingFang SC" style:font-size-asian="10pt" style:font-name-complex="Arial Unicode MS" style:font-size-complex="10pt"/>
    </style:style>
    <style:style style:name="P17" style:family="paragraph">
      <style:paragraph-properties fo:text-align="center"/>
      <style:text-properties style:font-name="Helvetica Neue" fo:font-size="10pt" style:font-size-asian="10pt" style:font-size-complex="10pt"/>
    </style:style>
    <style:style style:name="P18" style:family="paragraph">
      <style:paragraph-properties fo:margin-left="0cm" fo:margin-right="0cm" fo:text-align="center" fo:text-indent="0cm"/>
    </style:style>
    <style:style style:name="P19" style:family="paragraph">
      <loext:graphic-properties draw:fill-color="#e0f2f1"/>
      <style:paragraph-properties fo:margin-left="0cm" fo:margin-right="0cm" fo:text-align="center" fo:text-indent="0cm"/>
      <style:text-properties style:font-name="Helvetica Neue"/>
    </style:style>
    <style:style style:name="P20" style:family="paragraph">
      <loext:graphic-properties draw:fill-color="#f1f8e9"/>
      <style:paragraph-properties fo:text-align="center"/>
      <style:text-properties style:font-name="Helvetica Neue" fo:font-size="10pt" style:font-size-asian="10pt" style:font-size-complex="10pt"/>
    </style:style>
    <style:style style:name="P21" style:family="paragraph">
      <loext:graphic-properties draw:fill-color="#e0f7fa"/>
      <style:paragraph-properties fo:text-align="center"/>
      <style:text-properties style:font-name="Helvetica Neue" fo:font-size="12pt" style:font-size-asian="14pt" style:font-size-complex="14pt"/>
    </style:style>
    <style:style style:name="P22" style:family="paragraph">
      <style:paragraph-properties fo:text-align="center"/>
      <style:text-properties style:font-name="Helvetica Neue"/>
    </style:style>
    <style:style style:name="P23" style:family="paragraph">
      <loext:graphic-properties draw:fill-color="#bdbdbd"/>
      <style:paragraph-properties fo:text-align="center"/>
      <style:text-properties style:font-name="Helvetica Neue" fo:font-size="10pt" style:font-size-asian="10pt" style:font-size-complex="10pt"/>
    </style:style>
    <style:style style:name="P24" style:family="paragraph">
      <loext:graphic-properties draw:fill-color="#fdd835"/>
      <style:paragraph-properties fo:text-align="center"/>
      <style:text-properties style:font-name="Helvetica Neue" fo:font-size="10pt" style:font-size-asian="10pt" style:font-size-complex="10pt"/>
    </style:style>
    <style:style style:name="P25" style:family="paragraph">
      <style:paragraph-properties fo:text-align="center"/>
      <style:text-properties style:font-name="Helvetica Neue" fo:font-size="10pt"/>
    </style:style>
    <style:style style:name="P26" style:family="paragraph">
      <loext:graphic-properties draw:fill-color="#e0e0e0"/>
      <style:paragraph-properties fo:text-align="center"/>
      <style:text-properties style:font-name="Helvetica Neue" fo:font-size="10pt"/>
    </style:style>
    <style:style style:name="P27" style:family="paragraph">
      <loext:graphic-properties draw:fill-color="#e0f2f1"/>
      <style:paragraph-properties fo:text-align="center"/>
      <style:text-properties style:font-name="Helvetica Neue"/>
    </style:style>
    <style:style style:name="P28" style:family="paragraph">
      <loext:graphic-properties draw:fill-color="#efebe9"/>
      <style:paragraph-properties fo:text-align="center"/>
      <style:text-properties style:font-name="Helvetica Neue" fo:font-size="10pt" style:letter-kerning="true" style:font-name-asian="PingFang SC" style:font-size-asian="10pt" style:font-name-complex="Arial Unicode MS" style:font-size-complex="10pt"/>
    </style:style>
    <style:style style:name="P29" style:family="paragraph">
      <loext:graphic-properties draw:fill-color="#e1f5fe"/>
      <style:paragraph-properties fo:text-align="center"/>
      <style:text-properties style:font-name="Helvetica Neue" fo:font-size="10pt" style:letter-kerning="true" style:font-name-asian="PingFang SC" style:font-size-asian="10pt" style:font-name-complex="Arial Unicode MS" style:font-size-complex="10pt"/>
    </style:style>
    <style:style style:name="P30" style:family="paragraph">
      <loext:graphic-properties draw:fill-color="#e8f5e9"/>
      <style:paragraph-properties fo:text-align="center"/>
      <style:text-properties style:font-name="Helvetica Neue" fo:font-size="10pt"/>
    </style:style>
    <style:style style:name="P31" style:family="paragraph">
      <style:paragraph-properties fo:text-align="center"/>
      <style:text-properties fo:font-size="10pt"/>
    </style:style>
    <style:style style:name="P32" style:family="paragraph">
      <loext:graphic-properties draw:fill-color="#e0f7fa"/>
      <style:paragraph-properties fo:text-align="center"/>
      <style:text-properties style:font-name="Helvetica Neue" fo:font-size="10pt"/>
    </style:style>
    <style:style style:name="P33" style:family="paragraph">
      <loext:graphic-properties draw:fill-color="#fafafa"/>
      <style:paragraph-properties fo:text-align="center"/>
      <style:text-properties style:font-name="Helvetica Neue" fo:font-size="10pt"/>
    </style:style>
    <style:style style:name="P34" style:family="paragraph">
      <style:paragraph-properties fo:text-align="center"/>
      <style:text-properties style:font-name="Helvetica Neue" fo:font-size="12pt" style:letter-kerning="true" style:font-name-asian="PingFang SC" style:font-size-asian="14pt" style:font-name-complex="Arial Unicode MS" style:font-size-complex="14pt"/>
    </style:style>
    <style:style style:name="P35" style:family="paragraph">
      <loext:graphic-properties draw:fill-color="#fce4ec"/>
      <style:paragraph-properties fo:text-align="center"/>
      <style:text-properties style:font-name="Helvetica Neue" fo:font-size="12pt" style:letter-kerning="true" style:font-name-asian="PingFang SC" style:font-size-asian="14pt" style:font-name-complex="Arial Unicode MS" style:font-size-complex="14pt"/>
    </style:style>
    <style:style style:name="P36" style:family="paragraph">
      <style:paragraph-properties fo:text-align="center"/>
      <style:text-properties style:font-name="Helvetica Neue" fo:font-size="10pt" style:letter-kerning="true" style:font-name-asian="PingFang SC" style:font-size-asian="11pt" style:font-name-complex="Arial Unicode MS" style:font-size-complex="11pt"/>
    </style:style>
    <style:style style:name="P37" style:family="paragraph">
      <loext:graphic-properties draw:fill-color="#e8f5e9"/>
      <style:paragraph-properties fo:text-align="center"/>
      <style:text-properties style:font-name="Helvetica Neue" fo:font-size="10pt" style:letter-kerning="true" style:font-name-asian="PingFang SC" style:font-size-asian="11pt" style:font-name-complex="Arial Unicode MS" style:font-size-complex="11pt"/>
    </style:style>
    <style:style style:name="P38" style:family="paragraph">
      <loext:graphic-properties draw:fill-color="#fffde7"/>
      <style:paragraph-properties fo:text-align="center"/>
      <style:text-properties style:font-name="Helvetica Neue" fo:font-size="10pt" style:letter-kerning="true" style:font-name-asian="PingFang SC" style:font-size-asian="11pt" style:font-name-complex="Arial Unicode MS" style:font-size-complex="11pt"/>
    </style:style>
    <style:style style:name="P39" style:family="paragraph">
      <loext:graphic-properties draw:fill-color="#f5f5f5"/>
      <style:paragraph-properties fo:text-align="center"/>
      <style:text-properties style:font-name="Helvetica Neue" fo:font-size="10pt" style:letter-kerning="true" style:font-name-asian="PingFang SC" style:font-size-asian="11pt" style:font-name-complex="Arial Unicode MS" style:font-size-complex="11pt"/>
    </style:style>
    <style:style style:name="P40" style:family="paragraph">
      <loext:graphic-properties draw:fill-color="#ffebee"/>
      <style:paragraph-properties fo:text-align="center"/>
      <style:text-properties style:font-name="Helvetica Neue" fo:font-size="10pt" style:letter-kerning="true" style:font-name-asian="PingFang SC" style:font-size-asian="10pt" style:font-name-complex="Arial Unicode MS" style:font-size-complex="10pt"/>
    </style:style>
    <style:style style:name="P41" style:family="paragraph">
      <loext:graphic-properties draw:fill-color="#e8f5e9"/>
      <style:paragraph-properties fo:text-align="center"/>
      <style:text-properties style:font-name="Helvetica Neue" fo:font-size="10pt" style:letter-kerning="true" style:font-name-asian="PingFang SC" style:font-size-asian="10pt" style:font-name-complex="Arial Unicode MS" style:font-size-complex="10pt"/>
    </style:style>
    <style:style style:name="P42" style:family="paragraph">
      <loext:graphic-properties draw:fill-color="#fffde7"/>
      <style:paragraph-properties fo:text-align="center"/>
      <style:text-properties style:font-name="Helvetica Neue" fo:font-size="10pt" style:letter-kerning="true" style:font-name-asian="PingFang SC" style:font-size-asian="10pt" style:font-name-complex="Arial Unicode MS" style:font-size-complex="10pt"/>
    </style:style>
    <style:style style:name="P43" style:family="paragraph">
      <loext:graphic-properties draw:fill-color="#f5f5f5"/>
      <style:paragraph-properties fo:text-align="center"/>
      <style:text-properties style:font-name="Helvetica Neue" fo:font-size="10pt" style:letter-kerning="true" style:font-name-asian="PingFang SC" style:font-size-asian="10pt" style:font-name-complex="Arial Unicode MS" style:font-size-complex="10pt"/>
    </style:style>
    <style:style style:name="P44" style:family="paragraph">
      <loext:graphic-properties draw:fill-color="#fff8e1"/>
      <style:paragraph-properties fo:text-align="center"/>
      <style:text-properties style:font-name="Helvetica Neue" fo:font-size="10pt" style:font-size-asian="10pt" style:font-size-complex="10pt"/>
    </style:style>
    <style:style style:name="P45" style:family="paragraph">
      <loext:graphic-properties draw:fill-color="#d7ccc8"/>
      <style:paragraph-properties fo:text-align="center"/>
      <style:text-properties style:font-name="Helvetica Neue" fo:font-size="10pt" style:letter-kerning="true" style:font-name-asian="PingFang SC" style:font-size-asian="10pt" style:font-name-complex="Arial Unicode MS" style:font-size-complex="10pt"/>
    </style:style>
    <style:style style:name="P46" style:family="paragraph">
      <style:paragraph-properties fo:margin-left="0cm" fo:margin-right="0cm" fo:text-align="center" fo:text-indent="0cm"/>
      <style:text-properties style:font-name="Helvetica Neue" fo:font-size="10pt" style:font-size-asian="10pt" style:font-size-complex="10pt"/>
    </style:style>
    <style:style style:name="T1" style:family="text">
      <style:text-properties style:font-name="Helvetica Neue"/>
    </style:style>
    <style:style style:name="T2" style:family="text">
      <style:text-properties style:font-name-asian="Liberation Serif" style:font-name-complex="Liberation Serif"/>
    </style:style>
    <style:style style:name="T3" style:family="text">
      <style:text-properties style:font-name="Helvetica Neue" fo:font-size="10pt" style:font-size-asian="10pt" style:font-size-complex="10pt"/>
    </style:style>
    <style:style style:name="T4" style:family="text">
      <style:text-properties fo:font-size="10pt" style:font-size-asian="14pt" style:font-size-complex="14pt"/>
    </style:style>
    <style:style style:name="T5" style:family="text">
      <style:text-properties fo:font-size="10pt" style:font-size-asian="10pt" style:font-size-complex="10pt"/>
    </style:style>
    <style:style style:name="T6" style:family="text">
      <style:text-properties style:text-position="-8% 58%"/>
    </style:style>
    <style:style style:name="T7" style:family="text">
      <style:text-properties fo:font-size="10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33" draw:id="id33" draw:layer="layout" svg:width="2.54cm" svg:height="2.54cm" svg:x="38.286cm" svg:y="1.192cm">
          <text:p text:style-name="P1"><text:span text:style-name="T1">Main</text:span></text:p>
          <text:p text:style-name="P1"><text:span text:style-name="T1">Power</text:span></text:p>
          <text:p text:style-name="P1"><text:span text:style-name="T1">110V</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34" draw:id="id34" draw:layer="layout" svg:width="2.286cm" svg:height="2.286cm" svg:x="1.254cm" svg:y="1.319cm">
          <draw:glue-point draw:id="4" svg:x="2.419cm" svg:y="5cm"/>
          <draw:glue-point draw:id="5" svg:x="-2.642cm" svg:y="5cm"/>
          <draw:glue-point draw:id="6" svg:x="5cm" svg:y="2.629cm"/>
          <text:p text:style-name="P1"><text:span text:style-name="T1">PSU</text:span></text:p>
          <text:p text:style-name="P1"><text:span text:style-name="T1">Power</text:span></text:p>
          <text:p text:style-name="P1"><text:span text:style-name="T1">12V</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xml:id="id35" draw:id="id35" draw:layer="layout" svg:width="1.905cm" svg:height="1.905cm" svg:x="1.445cm" svg:y="26.448cm">
          <text:p text:style-name="P1"><text:span text:style-name="T1">Step</text:span></text:p>
          <text:p text:style-name="P1"><text:span text:style-name="T1">Down</text:span></text:p>
          <text:p text:style-name="P1"><text:span text:style-name="T1">5V</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xml:id="id36" draw:id="id36" draw:layer="layout" svg:width="1.651cm" svg:height="1.905cm" svg:x="38.722cm" svg:y="26.448cm">
          <text:p text:style-name="P1">R <text:span text:style-name="T2">π</text:span> 4</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5" draw:text-style-name="P7" draw:layer="layout" svg:width="1.27cm" svg:height="1.27cm" svg:x="4.967cm" svg:y="7.784cm">
          <text:p text:style-name="P6"><text:span text:style-name="T3">Feed</text:span></text:p>
          <text:p text:style-name="P6"><text:span text:style-name="T3">Pump</text:span></text:p>
          <text:p text:style-name="P6"><text:span text:style-name="T3">12v</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6" draw:text-style-name="P9" draw:layer="layout" svg:width="1.27cm" svg:height="1.27cm" svg:x="7.667cm" svg:y="7.784cm">
          <text:p text:style-name="P8">Loop</text:p>
          <text:p text:style-name="P8">Pump</text:p>
          <text:p text:style-name="P8">12v</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7" draw:text-style-name="P10" draw:layer="layout" draw:type="line" svg:x1="19.603cm" svg:y1="10.937cm" svg:x2="19.347cm" svg:y2="12.239cm" draw:start-shape="id1" draw:start-glue-point="8" draw:end-shape="id2" draw:end-glue-point="9" svg:d="M19603 10937l-256 1302" svg:viewBox="0 0 257 1303">
          <text:p/>
        </draw:connector>
        <draw:connector draw:style-name="gr7" draw:text-style-name="P10" draw:layer="layout" draw:type="line" svg:x1="18.203cm" svg:y1="10.937cm" svg:x2="18.455cm" svg:y2="12.246cm" draw:start-shape="id3" draw:start-glue-point="8" draw:end-shape="id2" draw:end-glue-point="8" svg:d="M18203 10937l252 1309" svg:viewBox="0 0 253 1310">
          <text:p/>
        </draw:connector>
        <draw:connector draw:style-name="gr8" draw:text-style-name="P10" draw:layer="layout" draw:type="line" svg:x1="19.603cm" svg:y1="14.385cm" svg:x2="19.34cm" svg:y2="13.093cm" draw:start-shape="id4" draw:start-glue-point="4" draw:end-shape="id2" draw:end-glue-point="10" svg:d="M19603 14385l-263-1292" svg:viewBox="0 0 264 1293">
          <text:p/>
        </draw:connector>
        <draw:connector draw:style-name="gr7" draw:text-style-name="P10" draw:layer="layout" draw:type="line" svg:x1="18.203cm" svg:y1="14.384cm" svg:x2="18.492cm" svg:y2="13.115cm" draw:start-shape="id5" draw:start-glue-point="4" draw:end-shape="id2" draw:end-glue-point="11" svg:d="M18203 14384l289-1269" svg:viewBox="0 0 290 1270">
          <text:p/>
        </draw:connector>
        <draw:connector draw:style-name="gr7" draw:text-style-name="P10" draw:layer="layout" draw:type="line" svg:x1="22.302cm" svg:y1="10.937cm" svg:x2="22.046cm" svg:y2="12.239cm" draw:start-shape="id6" draw:start-glue-point="8" draw:end-shape="id7" draw:end-glue-point="9" svg:d="M22302 10937l-256 1302" svg:viewBox="0 0 257 1303">
          <text:p/>
        </draw:connector>
        <draw:connector draw:style-name="gr7" draw:text-style-name="P10" draw:layer="layout" draw:type="line" svg:x1="20.902cm" svg:y1="10.937cm" svg:x2="21.154cm" svg:y2="12.246cm" draw:start-shape="id8" draw:start-glue-point="8" draw:end-shape="id7" draw:end-glue-point="8" svg:d="M20902 10937l252 1309" svg:viewBox="0 0 253 1310">
          <text:p/>
        </draw:connector>
        <draw:connector draw:style-name="gr7" draw:text-style-name="P10" draw:layer="layout" draw:type="line" svg:x1="22.302cm" svg:y1="14.385cm" svg:x2="22.039cm" svg:y2="13.093cm" draw:start-shape="id9" draw:start-glue-point="4" draw:end-shape="id7" draw:end-glue-point="10" svg:d="M22302 14385l-263-1292" svg:viewBox="0 0 264 1293">
          <text:p/>
        </draw:connector>
        <draw:connector draw:style-name="gr7" draw:text-style-name="P10" draw:layer="layout" draw:type="line" svg:x1="20.902cm" svg:y1="14.384cm" svg:x2="21.191cm" svg:y2="13.115cm" draw:start-shape="id10" draw:start-glue-point="4" draw:end-shape="id7" draw:end-glue-point="11" svg:d="M20902 14384l289-1269" svg:viewBox="0 0 290 1270">
          <text:p/>
        </draw:connector>
        <draw:connector draw:style-name="gr7" draw:text-style-name="P10" draw:layer="layout" draw:type="line" svg:x1="25cm" svg:y1="10.937cm" svg:x2="24.744cm" svg:y2="12.239cm" draw:start-shape="id11" draw:start-glue-point="8" draw:end-shape="id12" draw:end-glue-point="9" svg:d="M25000 10937l-256 1302" svg:viewBox="0 0 257 1303">
          <text:p/>
        </draw:connector>
        <draw:connector draw:style-name="gr7" draw:text-style-name="P10" draw:layer="layout" draw:type="line" svg:x1="23.6cm" svg:y1="10.937cm" svg:x2="23.852cm" svg:y2="12.246cm" draw:start-shape="id13" draw:start-glue-point="8" draw:end-shape="id12" draw:end-glue-point="8" svg:d="M23600 10937l252 1309" svg:viewBox="0 0 253 1310">
          <text:p/>
        </draw:connector>
        <draw:connector draw:style-name="gr7" draw:text-style-name="P10" draw:layer="layout" draw:type="line" svg:x1="25cm" svg:y1="14.385cm" svg:x2="24.737cm" svg:y2="13.093cm" draw:start-shape="id14" draw:start-glue-point="4" draw:end-shape="id12" draw:end-glue-point="10" svg:d="M25000 14385l-263-1292" svg:viewBox="0 0 264 1293">
          <text:p/>
        </draw:connector>
        <draw:connector draw:style-name="gr7" draw:text-style-name="P10" draw:layer="layout" draw:type="line" svg:x1="23.6cm" svg:y1="14.384cm" svg:x2="23.889cm" svg:y2="13.115cm" draw:start-shape="id15" draw:start-glue-point="4" draw:end-shape="id12" draw:end-glue-point="11" svg:d="M23600 14384l289-1269" svg:viewBox="0 0 290 1270">
          <text:p/>
        </draw:connector>
        <draw:connector draw:style-name="gr8" draw:text-style-name="P10" draw:layer="layout" draw:type="line" svg:x1="16.804cm" svg:y1="10.937cm" svg:x2="16.648cm" svg:y2="12.239cm" draw:start-shape="id16" draw:start-glue-point="8" draw:end-shape="id17" draw:end-glue-point="9" svg:d="M16804 10937l-156 1302" svg:viewBox="0 0 157 1303">
          <text:p/>
        </draw:connector>
        <draw:connector draw:style-name="gr8" draw:text-style-name="P10" draw:layer="layout" draw:type="line" svg:x1="15.504cm" svg:y1="10.937cm" svg:x2="15.756cm" svg:y2="12.246cm" draw:start-shape="id18" draw:start-glue-point="8" draw:end-shape="id17" draw:end-glue-point="8" svg:d="M15504 10937l252 1309" svg:viewBox="0 0 253 1310">
          <text:p/>
        </draw:connector>
        <draw:connector draw:style-name="gr8" draw:text-style-name="P10" draw:layer="layout" draw:type="line" svg:x1="16.904cm" svg:y1="14.385cm" svg:x2="16.641cm" svg:y2="13.093cm" draw:start-shape="id19" draw:start-glue-point="4" draw:end-shape="id17" draw:end-glue-point="10" svg:d="M16904 14385l-263-1292" svg:viewBox="0 0 264 1293">
          <text:p/>
        </draw:connector>
        <draw:connector draw:style-name="gr8" draw:text-style-name="P10" draw:layer="layout" draw:type="line" svg:x1="15.504cm" svg:y1="14.384cm" svg:x2="15.793cm" svg:y2="13.115cm" draw:start-shape="id20" draw:start-glue-point="4" draw:end-shape="id17" draw:end-glue-point="11" svg:d="M15504 14384l289-1269" svg:viewBox="0 0 290 1270">
          <text:p/>
        </draw:connector>
        <draw:custom-shape draw:style-name="gr9" draw:text-style-name="P12" xml:id="id2" draw:id="id2" draw:layer="layout" svg:width="1.778cm" svg:height="1.778cm" svg:x="18.014cm" svg:y="11.772cm">
          <draw:glue-point draw:id="8" svg:x="-2.525cm" svg:y="-2.339cm"/>
          <draw:glue-point draw:id="9" svg:x="2.502cm" svg:y="-2.379cm"/>
          <draw:glue-point draw:id="10" svg:x="2.463cm" svg:y="2.435cm"/>
          <draw:glue-point draw:id="11" svg:x="-2.317cm" svg:y="2.559cm"/>
          <text:p text:style-name="P11">ADC</text:p>
          <text:p text:style-name="P11">C</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10" draw:text-style-name="P13" xml:id="id3" draw:id="id3" draw:layer="layout" svg:width="0.952cm" svg:height="0.952cm" svg:x="17.727cm" svg:y="9.985cm">
          <text:p text:style-name="P8">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4" xml:id="id1" draw:id="id1" draw:layer="layout" svg:width="0.952cm" svg:height="0.952cm" svg:x="19.127cm" svg:y="9.985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4" xml:id="id5" draw:id="id5" draw:layer="layout" svg:width="0.952cm" svg:height="0.952cm" svg:x="17.727cm" svg:y="14.384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13" xml:id="id4" draw:id="id4" draw:layer="layout" svg:width="0.952cm" svg:height="0.952cm" svg:x="19.127cm" svg:y="14.385cm">
          <text:p text:style-name="P8">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2" xml:id="id7" draw:id="id7" draw:layer="layout" svg:width="1.778cm" svg:height="1.778cm" svg:x="20.713cm" svg:y="11.772cm">
          <draw:glue-point draw:id="8" svg:x="-2.525cm" svg:y="-2.339cm"/>
          <draw:glue-point draw:id="9" svg:x="2.502cm" svg:y="-2.379cm"/>
          <draw:glue-point draw:id="10" svg:x="2.463cm" svg:y="2.435cm"/>
          <draw:glue-point draw:id="11" svg:x="-2.317cm" svg:y="2.559cm"/>
          <text:p text:style-name="P11">ADC</text:p>
          <text:p text:style-name="P11">B</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10" draw:text-style-name="P13" xml:id="id8" draw:id="id8" draw:layer="layout" svg:width="0.952cm" svg:height="0.952cm" svg:x="20.426cm" svg:y="9.985cm">
          <text:p text:style-name="P8">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4" xml:id="id6" draw:id="id6" draw:layer="layout" svg:width="0.952cm" svg:height="0.952cm" svg:x="21.826cm" svg:y="9.985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4" xml:id="id10" draw:id="id10" draw:layer="layout" svg:width="0.952cm" svg:height="0.952cm" svg:x="20.426cm" svg:y="14.384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13" xml:id="id9" draw:id="id9" draw:layer="layout" svg:width="0.952cm" svg:height="0.952cm" svg:x="21.826cm" svg:y="14.385cm">
          <text:p text:style-name="P8">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3" draw:text-style-name="P15" xml:id="id12" draw:id="id12" draw:layer="layout" svg:width="1.778cm" svg:height="1.778cm" svg:x="23.411cm" svg:y="11.772cm">
          <draw:glue-point draw:id="8" svg:x="-2.525cm" svg:y="-2.339cm"/>
          <draw:glue-point draw:id="9" svg:x="2.502cm" svg:y="-2.379cm"/>
          <draw:glue-point draw:id="10" svg:x="2.463cm" svg:y="2.435cm"/>
          <draw:glue-point draw:id="11" svg:x="-2.317cm" svg:y="2.559cm"/>
          <text:p text:style-name="P1"><text:span text:style-name="T4">ADC</text:span></text:p>
          <text:p text:style-name="P1"><text:span text:style-name="T4">A</text:span></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10" draw:text-style-name="P13" xml:id="id13" draw:id="id13" draw:layer="layout" svg:width="0.952cm" svg:height="0.952cm" svg:x="23.124cm" svg:y="9.985cm">
          <text:p text:style-name="P8">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4" xml:id="id11" draw:id="id11" draw:layer="layout" svg:width="0.952cm" svg:height="0.952cm" svg:x="24.524cm" svg:y="9.985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4" xml:id="id15" draw:id="id15" draw:layer="layout" svg:width="0.952cm" svg:height="0.952cm" svg:x="23.124cm" svg:y="14.384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13" xml:id="id14" draw:id="id14" draw:layer="layout" svg:width="0.952cm" svg:height="0.952cm" svg:x="24.524cm" svg:y="14.385cm">
          <text:p text:style-name="P8">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4" draw:text-style-name="P12" xml:id="id17" draw:id="id17" draw:layer="layout" svg:width="1.778cm" svg:height="1.778cm" svg:x="15.315cm" svg:y="11.772cm">
          <draw:glue-point draw:id="8" svg:x="-2.525cm" svg:y="-2.339cm"/>
          <draw:glue-point draw:id="9" svg:x="2.502cm" svg:y="-2.379cm"/>
          <draw:glue-point draw:id="10" svg:x="2.463cm" svg:y="2.435cm"/>
          <draw:glue-point draw:id="11" svg:x="-2.317cm" svg:y="2.559cm"/>
          <text:p text:style-name="P11">ADC</text:p>
          <text:p text:style-name="P11">D</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10" draw:text-style-name="P13" xml:id="id18" draw:id="id18" draw:layer="layout" svg:width="0.952cm" svg:height="0.952cm" svg:x="15.028cm" svg:y="9.985cm">
          <text:p text:style-name="P8">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4" xml:id="id16" draw:id="id16" draw:layer="layout" svg:width="0.952cm" svg:height="0.952cm" svg:x="16.328cm" svg:y="9.985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4" xml:id="id20" draw:id="id20" draw:layer="layout" svg:width="0.952cm" svg:height="0.952cm" svg:x="15.028cm" svg:y="14.384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13" xml:id="id19" draw:id="id19" draw:layer="layout" svg:width="0.952cm" svg:height="0.952cm" svg:x="16.428cm" svg:y="14.385cm">
          <text:p text:style-name="P8">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 draw:text-style-name="P16" xml:id="id22" draw:id="id22" draw:layer="layout" svg:width="1.905cm" svg:height="1.905cm" svg:x="26.047cm" svg:y="11.678cm">
          <draw:glue-point draw:id="10" svg:x="2.624cm" svg:y="-2.902cm"/>
          <draw:glue-point draw:id="11" svg:x="-2.461cm" svg:y="-3.002cm"/>
          <text:p text:style-name="P8">AT</text:p>
          <text:p text:style-name="P8">Tiny</text:p>
          <text:p text:style-name="P8">84</text:p>
          <draw:enhanced-geometry svg:viewBox="0 0 21600 21600" draw:glue-points="10800 0 0 8260 4230 21600 10800 21600 17370 21600 21600 8260" draw:text-areas="4230 5080 17370 21600" draw:mirror-horizontal="false" draw:mirror-vertical="false" draw:type="pentagon" draw:enhanced-path="M 10800 0 L 0 8260 4230 21600 17370 21600 21600 8260 10800 0 Z N"/>
        </draw:custom-shape>
        <draw:custom-shape draw:style-name="gr11" draw:text-style-name="P14" xml:id="id25" draw:id="id25" draw:layer="layout" svg:width="0.952cm" svg:height="0.952cm" svg:x="25.823cm" svg:y="14.353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13" xml:id="id24" draw:id="id24" draw:layer="layout" svg:width="0.952cm" svg:height="0.952cm" svg:x="27.223cm" svg:y="14.354cm">
          <text:p text:style-name="P8">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0" draw:text-style-name="P13" xml:id="id23" draw:id="id23" draw:layer="layout" svg:width="0.952cm" svg:height="0.952cm" svg:x="25.823cm" svg:y="9.954cm">
          <text:p text:style-name="P17">Cp</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4" xml:id="id21" draw:id="id21" draw:layer="layout" svg:width="0.952cm" svg:height="0.952cm" svg:x="27.223cm" svg:y="9.954cm">
          <text:p text:style-name="P17">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7" draw:text-style-name="P10" draw:layer="layout" draw:type="line" svg:x1="27.699cm" svg:y1="10.906cm" svg:x2="27.498cm" svg:y2="12.078cm" draw:start-shape="id21" draw:start-glue-point="8" draw:end-shape="id22" draw:end-glue-point="10" svg:d="M27699 10906l-201 1172" svg:viewBox="0 0 202 1173">
          <text:p/>
        </draw:connector>
        <draw:connector draw:style-name="gr7" draw:text-style-name="P10" draw:layer="layout" draw:type="line" svg:x1="26.299cm" svg:y1="10.906cm" svg:x2="26.531cm" svg:y2="12.059cm" draw:start-shape="id23" draw:start-glue-point="8" draw:end-shape="id22" draw:end-glue-point="11" svg:d="M26299 10906l232 1153" svg:viewBox="0 0 233 1154">
          <text:p/>
        </draw:connector>
        <draw:connector draw:style-name="gr7" draw:text-style-name="P10" draw:layer="layout" draw:type="line" svg:x1="27.699cm" svg:y1="14.354cm" svg:x2="27.579cm" svg:y2="13.583cm" draw:start-shape="id24" draw:start-glue-point="4" draw:end-shape="id22" draw:end-glue-point="8" svg:d="M27699 14354l-120-771" svg:viewBox="0 0 121 772">
          <text:p/>
        </draw:connector>
        <draw:connector draw:style-name="gr7" draw:text-style-name="P10" draw:layer="layout" draw:type="line" svg:x1="26.299cm" svg:y1="14.353cm" svg:x2="26.42cm" svg:y2="13.583cm" draw:start-shape="id25" draw:start-glue-point="4" draw:end-shape="id22" draw:end-glue-point="6" svg:d="M26299 14353l121-770" svg:viewBox="0 0 122 771">
          <text:p/>
        </draw:connector>
        <draw:custom-shape draw:style-name="gr16" draw:text-style-name="P16" xml:id="id50" draw:id="id50" draw:layer="layout" svg:width="1.905cm" svg:height="1.905cm" svg:x="9.943cm" svg:y="4.543cm">
          <text:p text:style-name="P8">AT</text:p>
          <text:p text:style-name="P8">Tiny</text:p>
          <text:p text:style-name="P8">85</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19" xml:id="id26" draw:id="id26" draw:layer="layout" svg:width="1.27cm" svg:height="1.27cm" svg:x="13.017cm" svg:y="4.337cm">
          <draw:glue-point draw:id="8" svg:x="2.496cm" svg:y="3.755cm"/>
          <draw:glue-point draw:id="9" svg:x="-2.503cm" svg:y="3.755cm"/>
          <text:p text:style-name="P18"><text:span text:style-name="T3">TB6612</text:span></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18" draw:text-style-name="P9" xml:id="id27" draw:id="id27" draw:layer="layout" svg:width="1.27cm" svg:height="1.27cm" svg:x="12.166cm" svg:y="6.484cm">
          <text:p text:style-name="P8">pH +</text:p>
          <text:p text:style-name="P8">Pump</text:p>
          <text:p text:style-name="P8">12v</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19" draw:text-style-name="P9" xml:id="id28" draw:id="id28" draw:layer="layout" svg:width="1.27cm" svg:height="1.27cm" svg:x="13.867cm" svg:y="6.484cm">
          <text:p text:style-name="P8">pH -</text:p>
          <text:p text:style-name="P8">Pump</text:p>
          <text:p text:style-name="P8">12v</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0" draw:text-style-name="P6" draw:layer="layout" svg:x1="13.335cm" svg:y1="5.448cm" svg:x2="12.801cm" svg:y2="6.484cm" draw:start-shape="id26" draw:start-glue-point="9" draw:end-shape="id27" draw:end-glue-point="4" svg:d="M13335 5448v598h-534v438" svg:viewBox="0 0 535 1037">
          <text:p/>
        </draw:connector>
        <draw:connector draw:style-name="gr20" draw:text-style-name="P6" draw:layer="layout" svg:x1="13.968cm" svg:y1="5.448cm" svg:x2="14.502cm" svg:y2="6.484cm" draw:start-shape="id26" draw:start-glue-point="8" draw:end-shape="id28" draw:end-glue-point="4" svg:d="M13968 5448v598h534v438" svg:viewBox="0 0 535 1037">
          <text:p/>
        </draw:connector>
        <draw:custom-shape draw:style-name="gr21" draw:text-style-name="P20" xml:id="id32" draw:id="id32" draw:layer="layout" svg:width="1.905cm" svg:height="1.905cm" svg:x="35.51cm" svg:y="7.929cm">
          <text:p text:style-name="P6"><text:span text:style-name="T3">AT</text:span></text:p>
          <text:p text:style-name="P6"><text:span text:style-name="T3">Tiny</text:span></text:p>
          <text:p text:style-name="P6"><text:span text:style-name="T3">85</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22" draw:text-style-name="P21" xml:id="id29" draw:id="id29" draw:layer="layout" svg:width="1.524cm" svg:height="1.524cm" svg:x="37.343cm" svg:y="5.368cm">
          <text:p text:style-name="P1"><text:span text:style-name="T4">4Ch Relay</text:span></text:p>
          <text:p text:style-name="P1"><text:span text:style-name="T4">110v</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style-name="gr23" draw:text-style-name="P23" xml:id="id37" draw:id="id37" draw:layer="layout" svg:width="1.524cm" svg:height="1.524cm" svg:x="38.7cm" svg:y="9.283cm">
          <text:p text:style-name="P22"><text:span text:style-name="T5">Fan</text:span></text:p>
          <draw:enhanced-geometry svg:viewBox="0 0 21600 21600" draw:glue-points="10800 0 3163 3163 0 10800 3163 18437 10800 21600 18437 18437 21600 10800 18437 3163" draw:text-areas="3100 3100 18500 18500" draw:type="flowchart-summing-junction" draw:enhanced-path="U 10800 10800 10800 10800 0 360 Z N M 3100 3100 L 18500 18500 N M 3100 18500 L 18500 3100 N"/>
        </draw:custom-shape>
        <draw:custom-shape draw:style-name="gr24" draw:text-style-name="P24" xml:id="id38" draw:id="id38" draw:layer="layout" svg:width="1.524cm" svg:height="1.524cm" svg:x="38.7cm" svg:y="11.355cm">
          <text:p text:style-name="P6"><text:span text:style-name="T3">Heat</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5" draw:text-style-name="P26" xml:id="id31" draw:id="id31" draw:layer="layout" svg:width="1.778cm" svg:height="1.524cm" svg:x="38.573cm" svg:y="13.427cm">
          <text:p text:style-name="P25">Fog</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6" draw:text-style-name="P23" xml:id="id30" draw:id="id30" draw:layer="layout" svg:width="1.778cm" svg:height="1.524cm" svg:x="38.573cm" svg:y="7.211cm">
          <text:p text:style-name="P6"><text:span text:style-name="T3">Vent</text:span></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onnector draw:style-name="gr27" draw:text-style-name="P10" draw:layer="layout" svg:x1="37.95cm" svg:y1="6.892cm" svg:x2="38.573cm" svg:y2="7.973cm" draw:start-shape="id29" draw:start-glue-point="7" draw:end-shape="id30" draw:end-glue-point="5" svg:d="M37950 6892v1081h623" svg:viewBox="0 0 624 1082">
          <text:p/>
        </draw:connector>
        <draw:connector draw:style-name="gr27" draw:text-style-name="P10" draw:layer="layout" svg:x1="37.95cm" svg:y1="6.892cm" svg:x2="38.573cm" svg:y2="14.189cm" draw:start-shape="id29" draw:start-glue-point="7" draw:end-shape="id31" draw:end-glue-point="3" svg:d="M37950 6892v7297h623" svg:viewBox="0 0 624 7298">
          <text:p/>
        </draw:connector>
        <draw:connector draw:style-name="gr28" draw:text-style-name="P10" draw:layer="layout" svg:x1="36.463cm" svg:y1="7.929cm" svg:x2="37.495cm" svg:y2="6.13cm" draw:start-shape="id32" draw:start-glue-point="4" draw:end-shape="id29" draw:end-glue-point="6" svg:d="M36463 7929v-1799h1032" svg:viewBox="0 0 1033 1800">
          <text:p/>
        </draw:connector>
        <draw:connector draw:style-name="gr29" draw:text-style-name="P10" draw:layer="layout" svg:x1="38.286cm" svg:y1="2.462cm" svg:x2="3.54cm" svg:y2="2.462cm" draw:start-shape="id33" draw:start-glue-point="3" draw:end-shape="id34" draw:end-glue-point="1" svg:d="M38286 2462h-34746" svg:viewBox="0 0 34747 1">
          <text:p/>
        </draw:connector>
        <draw:connector draw:style-name="gr30" draw:text-style-name="P10" draw:layer="layout" svg:x1="1.794cm" svg:y1="3.605cm" svg:x2="2.397cm" svg:y2="26.448cm" draw:start-shape="id34" draw:start-glue-point="5" draw:end-shape="id35" draw:end-glue-point="0" svg:d="M1794 3605v11426h603v11417" svg:viewBox="0 0 604 22844">
          <text:p/>
        </draw:connector>
        <draw:connector draw:style-name="gr31" draw:text-style-name="P10" draw:layer="layout" svg:x1="38.257cm" svg:y1="5.368cm" svg:x2="39.556cm" svg:y2="3.732cm" draw:start-shape="id29" draw:start-glue-point="4" draw:end-shape="id33" draw:end-glue-point="2" svg:d="M38257 5368v-813h1299v-823" svg:viewBox="0 0 1300 1637">
          <text:p/>
        </draw:connector>
        <draw:connector draw:style-name="gr32" draw:text-style-name="P10" draw:layer="layout" svg:x1="3.35cm" svg:y1="27.4cm" svg:x2="38.722cm" svg:y2="27.401cm" draw:start-shape="id35" draw:start-glue-point="1" draw:end-shape="id36" draw:end-glue-point="6" svg:d="M3350 27400h17686v1h17686" svg:viewBox="0 0 35373 2">
          <text:p/>
        </draw:connector>
        <draw:connector draw:style-name="gr33" draw:text-style-name="P10" draw:layer="layout" svg:x1="37.95cm" svg:y1="6.892cm" svg:x2="38.7cm" svg:y2="10.045cm" draw:start-shape="id29" draw:start-glue-point="7" draw:end-shape="id37" draw:end-glue-point="6" svg:d="M37950 6892v3153h750" svg:viewBox="0 0 751 3154">
          <text:p/>
        </draw:connector>
        <draw:connector draw:style-name="gr33" draw:text-style-name="P10" draw:layer="layout" svg:x1="37.95cm" svg:y1="6.892cm" svg:x2="38.7cm" svg:y2="12.117cm" draw:start-shape="id29" draw:start-glue-point="7" draw:end-shape="id38" draw:end-glue-point="3" svg:d="M37950 6892v5225h750" svg:viewBox="0 0 751 5226">
          <text:p/>
        </draw:connector>
        <draw:custom-shape draw:style-name="gr34" draw:text-style-name="P4" xml:id="id39" draw:id="id39" draw:layer="layout" svg:width="1.905cm" svg:height="1.905cm" svg:x="34.945cm" svg:y="3.467cm">
          <text:p text:style-name="P1"><text:span text:style-name="T1">Step</text:span></text:p>
          <text:p text:style-name="P1"><text:span text:style-name="T1">Down</text:span></text:p>
          <text:p text:style-name="P1"><text:span text:style-name="T1">5V</text:span></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5" draw:text-style-name="P10" draw:layer="layout" svg:x1="35.897cm" svg:y1="5.372cm" svg:x2="35.51cm" svg:y2="8.657cm" draw:start-shape="id39" draw:start-glue-point="2" draw:end-shape="id32" draw:end-glue-point="5" svg:d="M35897 5372v1278h-906v2007h519" svg:viewBox="0 0 907 3286">
          <text:p/>
        </draw:connector>
        <draw:custom-shape draw:style-name="gr36" draw:text-style-name="P16" xml:id="id49" draw:id="id49" draw:layer="layout" svg:width="1.905cm" svg:height="1.905cm" svg:x="16.043cm" svg:y="4.543cm">
          <text:p text:style-name="P8">AT</text:p>
          <text:p text:style-name="P8">Tiny</text:p>
          <text:p text:style-name="P8">84</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7" draw:text-style-name="P27" xml:id="id40" draw:id="id40" draw:layer="layout" svg:width="1.27cm" svg:height="1.27cm" svg:x="19.517cm" svg:y="4.337cm">
          <draw:glue-point draw:id="8" svg:x="2.496cm" svg:y="3.755cm"/>
          <draw:glue-point draw:id="9" svg:x="-2.503cm" svg:y="3.755cm"/>
          <text:p text:style-name="P6"><text:span text:style-name="T3">TB6612</text:span></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37" draw:text-style-name="P9" xml:id="id41" draw:id="id41" draw:layer="layout" svg:width="1.27cm" svg:height="1.27cm" svg:x="18.666cm" svg:y="6.484cm">
          <text:p text:style-name="P8">CaMg</text:p>
          <text:p text:style-name="P8">Pump</text:p>
          <text:p text:style-name="P8">12v</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8" draw:text-style-name="P9" xml:id="id42" draw:id="id42" draw:layer="layout" svg:width="1.27cm" svg:height="1.27cm" svg:x="20.367cm" svg:y="6.484cm">
          <text:p text:style-name="P8">Grow</text:p>
          <text:p text:style-name="P8">Pump</text:p>
          <text:p text:style-name="P8">12v</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0" draw:text-style-name="P6" draw:layer="layout" svg:x1="19.835cm" svg:y1="5.448cm" svg:x2="19.301cm" svg:y2="6.484cm" draw:start-shape="id40" draw:start-glue-point="9" draw:end-shape="id41" draw:end-glue-point="4" svg:d="M19835 5448v598h-534v438" svg:viewBox="0 0 535 1037">
          <text:p/>
        </draw:connector>
        <draw:connector draw:style-name="gr20" draw:text-style-name="P6" draw:layer="layout" svg:x1="20.468cm" svg:y1="5.448cm" svg:x2="21.002cm" svg:y2="6.484cm" draw:start-shape="id40" draw:start-glue-point="8" draw:end-shape="id42" draw:end-glue-point="4" svg:d="M20468 5448v598h534v438" svg:viewBox="0 0 535 1037">
          <text:p/>
        </draw:connector>
        <draw:custom-shape draw:style-name="gr17" draw:text-style-name="P27" xml:id="id43" draw:id="id43" draw:layer="layout" svg:width="1.27cm" svg:height="1.27cm" svg:x="22.918cm" svg:y="4.337cm">
          <draw:glue-point draw:id="8" svg:x="2.496cm" svg:y="3.755cm"/>
          <draw:glue-point draw:id="9" svg:x="-2.503cm" svg:y="3.755cm"/>
          <text:p text:style-name="P6"><text:span text:style-name="T3">TB6612</text:span></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39" draw:text-style-name="P9" xml:id="id44" draw:id="id44" draw:layer="layout" svg:width="1.27cm" svg:height="1.27cm" svg:x="22.067cm" svg:y="6.484cm">
          <text:p text:style-name="P8">Micro</text:p>
          <text:p text:style-name="P8">Pump</text:p>
          <text:p text:style-name="P8">12v</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0" draw:text-style-name="P9" xml:id="id45" draw:id="id45" draw:layer="layout" svg:width="1.27cm" svg:height="1.27cm" svg:x="23.768cm" svg:y="6.484cm">
          <text:p text:style-name="P8">Bloom</text:p>
          <text:p text:style-name="P8">Pump</text:p>
          <text:p text:style-name="P8">12v</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0" draw:text-style-name="P6" draw:layer="layout" svg:x1="23.236cm" svg:y1="5.448cm" svg:x2="22.702cm" svg:y2="6.484cm" draw:start-shape="id43" draw:start-glue-point="9" draw:end-shape="id44" draw:end-glue-point="4" svg:d="M23236 5448v598h-534v438" svg:viewBox="0 0 535 1037">
          <text:p/>
        </draw:connector>
        <draw:connector draw:style-name="gr20" draw:text-style-name="P6" draw:layer="layout" svg:x1="23.869cm" svg:y1="5.448cm" svg:x2="24.403cm" svg:y2="6.484cm" draw:start-shape="id43" draw:start-glue-point="8" draw:end-shape="id45" draw:end-glue-point="4" svg:d="M23869 5448v598h534v438" svg:viewBox="0 0 535 1037">
          <text:p/>
        </draw:connector>
        <draw:custom-shape draw:style-name="gr17" draw:text-style-name="P27" xml:id="id46" draw:id="id46" draw:layer="layout" svg:width="1.27cm" svg:height="1.27cm" svg:x="26.319cm" svg:y="4.337cm">
          <draw:glue-point draw:id="8" svg:x="2.496cm" svg:y="3.755cm"/>
          <draw:glue-point draw:id="9" svg:x="-2.503cm" svg:y="3.755cm"/>
          <text:p text:style-name="P6"><text:span text:style-name="T3">TB6612</text:span></text:p>
          <draw:enhanced-geometry svg:viewBox="0 0 21600 21600" draw:glue-points="10800 0 0 10800 10800 21600 21600 10800" draw:text-areas="0 0 21600 17150" draw:type="flowchart-off-page-connector" draw:enhanced-path="M 0 0 L 21600 0 21600 17150 10800 21600 0 17150 0 0 Z N"/>
        </draw:custom-shape>
        <draw:custom-shape draw:style-name="gr41" draw:text-style-name="P9" xml:id="id47" draw:id="id47" draw:layer="layout" svg:width="1.27cm" svg:height="1.27cm" svg:x="25.468cm" svg:y="6.484cm">
          <text:p text:style-name="P8">Clearx</text:p>
          <text:p text:style-name="P8">Pump</text:p>
          <text:p text:style-name="P8">12v</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2" draw:text-style-name="P9" xml:id="id48" draw:id="id48" draw:layer="layout" svg:width="1.27cm" svg:height="1.27cm" svg:x="27.169cm" svg:y="6.484cm">
          <text:p text:style-name="P8">H<text:span text:style-name="T6">2</text:span>O</text:p>
          <text:p text:style-name="P8">Pump</text:p>
          <text:p text:style-name="P8">12v</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20" draw:text-style-name="P6" draw:layer="layout" svg:x1="26.637cm" svg:y1="5.448cm" svg:x2="26.103cm" svg:y2="6.484cm" draw:start-shape="id46" draw:start-glue-point="9" draw:end-shape="id47" draw:end-glue-point="4" svg:d="M26637 5448v598h-534v438" svg:viewBox="0 0 535 1037">
          <text:p/>
        </draw:connector>
        <draw:connector draw:style-name="gr20" draw:text-style-name="P6" draw:layer="layout" svg:x1="27.27cm" svg:y1="5.448cm" svg:x2="27.804cm" svg:y2="6.484cm" draw:start-shape="id46" draw:start-glue-point="8" draw:end-shape="id48" draw:end-glue-point="4" svg:d="M27270 5448v598h534v438" svg:viewBox="0 0 535 1037">
          <text:p/>
        </draw:connector>
        <draw:connector draw:style-name="gr30" draw:text-style-name="P10" draw:layer="layout" svg:x1="3.54cm" svg:y1="3.062cm" svg:x2="13.652cm" svg:y2="4.337cm" draw:start-shape="id34" draw:start-glue-point="6" draw:end-shape="id26" draw:end-glue-point="4" svg:d="M3540 3062h10112v1275" svg:viewBox="0 0 10113 1276">
          <text:p/>
        </draw:connector>
        <draw:connector draw:style-name="gr30" draw:text-style-name="P10" draw:layer="layout" svg:x1="3.54cm" svg:y1="3.062cm" svg:x2="20.152cm" svg:y2="4.337cm" draw:start-shape="id34" draw:start-glue-point="6" draw:end-shape="id40" draw:end-glue-point="4" svg:d="M3540 3062h16612v1275" svg:viewBox="0 0 16613 1276">
          <text:p/>
        </draw:connector>
        <draw:connector draw:style-name="gr30" draw:text-style-name="P10" draw:layer="layout" svg:x1="3.54cm" svg:y1="3.062cm" svg:x2="23.553cm" svg:y2="4.337cm" draw:start-shape="id34" draw:start-glue-point="6" draw:end-shape="id43" draw:end-glue-point="4" svg:d="M3540 3062h20013v1275" svg:viewBox="0 0 20014 1276">
          <text:p/>
        </draw:connector>
        <draw:connector draw:style-name="gr30" draw:text-style-name="P10" draw:layer="layout" svg:x1="3.54cm" svg:y1="3.062cm" svg:x2="26.954cm" svg:y2="4.337cm" draw:start-shape="id34" draw:start-glue-point="6" draw:end-shape="id46" draw:end-glue-point="4" svg:d="M3540 3062h23414v1275" svg:viewBox="0 0 23415 1276">
          <text:p/>
        </draw:connector>
        <draw:connector draw:style-name="gr30" draw:text-style-name="P10" draw:layer="layout" draw:line-skew="0cm 0.115cm" svg:x1="3.54cm" svg:y1="3.062cm" svg:x2="35.897cm" svg:y2="3.467cm" draw:start-shape="id34" draw:start-glue-point="6" draw:end-shape="id39" draw:end-glue-point="0" svg:d="M3540 3062h15707v1h16650v404" svg:viewBox="0 0 32358 406">
          <text:p/>
        </draw:connector>
        <draw:connector draw:style-name="gr28" draw:text-style-name="P10" draw:layer="layout" draw:line-skew="-0.112cm 0.053cm" svg:x1="17.948cm" svg:y1="5.271cm" svg:x2="20.152cm" svg:y2="5.607cm" draw:start-shape="id49" draw:start-glue-point="9" draw:end-shape="id40" draw:end-glue-point="6" svg:d="M17948 5271h675v904h1529v-568" svg:viewBox="0 0 2205 905">
          <text:p/>
        </draw:connector>
        <draw:connector draw:style-name="gr28" draw:text-style-name="P10" draw:layer="layout" draw:line-skew="-1.812cm 0.053cm" svg:x1="17.948cm" svg:y1="5.271cm" svg:x2="23.553cm" svg:y2="5.607cm" draw:start-shape="id49" draw:start-glue-point="9" draw:end-shape="id43" draw:end-glue-point="6" svg:d="M17948 5271h675v904h4930v-568" svg:viewBox="0 0 5606 905">
          <text:p/>
        </draw:connector>
        <draw:connector draw:style-name="gr28" draw:text-style-name="P10" draw:layer="layout" draw:line-skew="-3.513cm 0.053cm" svg:x1="17.948cm" svg:y1="5.271cm" svg:x2="26.954cm" svg:y2="5.607cm" draw:start-shape="id49" draw:start-glue-point="9" draw:end-shape="id46" draw:end-glue-point="6" svg:d="M17948 5271h675v904h8331v-568" svg:viewBox="0 0 9007 905">
          <text:p/>
        </draw:connector>
        <draw:connector draw:style-name="gr28" draw:text-style-name="P10" draw:layer="layout" draw:line-skew="0cm 0.053cm" svg:x1="11.848cm" svg:y1="5.271cm" svg:x2="13.652cm" svg:y2="5.607cm" draw:start-shape="id50" draw:start-glue-point="9" draw:end-shape="id26" draw:end-glue-point="6" svg:d="M11848 5271h587v904h1217v-568" svg:viewBox="0 0 1805 905">
          <text:p/>
        </draw:connector>
        <draw:connector draw:style-name="gr43" draw:text-style-name="P10" draw:layer="layout" draw:line-skew="-2.002cm" svg:x1="34.945cm" svg:y1="4.419cm" svg:x2="27.589cm" svg:y2="4.972cm" draw:start-shape="id39" draw:start-glue-point="3" draw:end-shape="id46" draw:end-glue-point="7" svg:d="M34945 4419h-5682v553h-1674" svg:viewBox="0 0 7357 554">
          <text:p/>
        </draw:connector>
        <draw:connector draw:style-name="gr32" draw:text-style-name="P10" draw:layer="layout" svg:x1="26.319cm" svg:y1="4.972cm" svg:x2="24.188cm" svg:y2="4.972cm" draw:start-shape="id46" draw:start-glue-point="5" draw:end-shape="id43" draw:end-glue-point="7" svg:d="M26319 4972h-2131" svg:viewBox="0 0 2132 1">
          <text:p/>
        </draw:connector>
        <draw:connector draw:style-name="gr32" draw:text-style-name="P10" draw:layer="layout" svg:x1="22.918cm" svg:y1="4.972cm" svg:x2="20.787cm" svg:y2="4.972cm" draw:start-shape="id43" draw:start-glue-point="5" draw:end-shape="id40" draw:end-glue-point="7" svg:d="M22918 4972h-2131" svg:viewBox="0 0 2132 1">
          <text:p/>
        </draw:connector>
        <draw:connector draw:style-name="gr32" draw:text-style-name="P10" draw:layer="layout" svg:x1="19.517cm" svg:y1="4.972cm" svg:x2="16.996cm" svg:y2="4.543cm" draw:start-shape="id40" draw:start-glue-point="5" draw:end-shape="id49" draw:end-glue-point="4" svg:d="M19517 4972h-782v-948h-1739v519" svg:viewBox="0 0 2522 949">
          <text:p/>
        </draw:connector>
        <draw:connector draw:style-name="gr32" draw:text-style-name="P10" draw:layer="layout" svg:x1="16.043cm" svg:y1="5.271cm" svg:x2="14.287cm" svg:y2="4.972cm" draw:start-shape="id49" draw:start-glue-point="5" draw:end-shape="id26" draw:end-glue-point="7" svg:d="M16043 5271h-880v-299h-876" svg:viewBox="0 0 1757 300">
          <text:p/>
        </draw:connector>
        <draw:connector draw:style-name="gr32" draw:text-style-name="P10" draw:layer="layout" svg:x1="13.017cm" svg:y1="4.972cm" svg:x2="10.896cm" svg:y2="4.543cm" draw:start-shape="id26" draw:start-glue-point="5" draw:end-shape="id50" draw:end-glue-point="4" svg:d="M13017 4972h-582v-948h-1539v519" svg:viewBox="0 0 2122 949">
          <text:p/>
        </draw:connector>
        <draw:connector draw:style-name="gr32" draw:text-style-name="P10" draw:layer="layout" draw:line-skew="-2.183cm" svg:x1="34.945cm" svg:y1="4.419cm" svg:x2="27.952cm" svg:y2="12.406cm" draw:start-shape="id39" draw:start-glue-point="3" draw:end-shape="id22" draw:end-glue-point="9" svg:d="M34945 4419h-5680v7987h-1313" svg:viewBox="0 0 6994 7988">
          <text:p/>
        </draw:connector>
        <draw:connector draw:style-name="gr44" draw:text-style-name="P10" draw:layer="layout" svg:x1="26.047cm" svg:y1="12.406cm" svg:x2="25.189cm" svg:y2="12.661cm" draw:start-shape="id22" draw:start-glue-point="5" draw:end-shape="id12" draw:end-glue-point="7" svg:d="M26047 12406h-429v255h-429" svg:viewBox="0 0 859 256">
          <text:p/>
        </draw:connector>
        <draw:connector draw:style-name="gr44" draw:text-style-name="P10" draw:layer="layout" svg:x1="23.411cm" svg:y1="12.661cm" svg:x2="22.491cm" svg:y2="12.661cm" draw:start-shape="id12" draw:start-glue-point="5" draw:end-shape="id7" draw:end-glue-point="7" svg:d="M23411 12661h-920" svg:viewBox="0 0 921 1">
          <text:p/>
        </draw:connector>
        <draw:connector draw:style-name="gr44" draw:text-style-name="P10" draw:layer="layout" svg:x1="20.713cm" svg:y1="12.661cm" svg:x2="19.792cm" svg:y2="12.661cm" draw:start-shape="id7" draw:start-glue-point="5" draw:end-shape="id2" draw:end-glue-point="7" svg:d="M20713 12661h-921" svg:viewBox="0 0 922 1">
          <text:p/>
        </draw:connector>
        <draw:connector draw:style-name="gr44" draw:text-style-name="P10" draw:layer="layout" svg:x1="18.014cm" svg:y1="12.661cm" svg:x2="17.093cm" svg:y2="12.661cm" draw:start-shape="id2" draw:start-glue-point="5" draw:end-shape="id17" draw:end-glue-point="7" svg:d="M18014 12661h-921" svg:viewBox="0 0 922 1">
          <text:p/>
        </draw:connector>
        <draw:connector draw:style-name="gr45" draw:text-style-name="P10" draw:layer="layout" svg:x1="16.204cm" svg:y1="13.55cm" svg:x2="27cm" svg:y2="13.583cm" draw:start-shape="id17" draw:start-glue-point="6" draw:end-shape="id22" draw:end-glue-point="7" svg:d="M16204 13550v551h10796v-518" svg:viewBox="0 0 10797 552">
          <text:p/>
        </draw:connector>
        <draw:connector draw:style-name="gr45" draw:text-style-name="P10" draw:layer="layout" svg:x1="18.903cm" svg:y1="13.55cm" svg:x2="27cm" svg:y2="13.583cm" draw:start-shape="id2" draw:start-glue-point="6" draw:end-shape="id22" draw:end-glue-point="7" svg:d="M18903 13550v551h8097v-518" svg:viewBox="0 0 8098 552">
          <text:p/>
        </draw:connector>
        <draw:connector draw:style-name="gr45" draw:text-style-name="P10" draw:layer="layout" svg:x1="21.602cm" svg:y1="13.55cm" svg:x2="27cm" svg:y2="13.583cm" draw:start-shape="id7" draw:start-glue-point="6" draw:end-shape="id22" draw:end-glue-point="7" svg:d="M21602 13550v551h5398v-518" svg:viewBox="0 0 5399 552">
          <text:p/>
        </draw:connector>
        <draw:connector draw:style-name="gr45" draw:text-style-name="P10" draw:layer="layout" svg:x1="24.3cm" svg:y1="13.55cm" svg:x2="27cm" svg:y2="13.583cm" draw:start-shape="id12" draw:start-glue-point="6" draw:end-shape="id22" draw:end-glue-point="7" svg:d="M24300 13550v551h2700v-518" svg:viewBox="0 0 2701 552">
          <text:p/>
        </draw:connector>
        <draw:custom-shape draw:style-name="gr46" draw:text-style-name="P16" xml:id="id51" draw:id="id51" draw:layer="layout" svg:width="1.905cm" svg:height="1.905cm" svg:x="31.28cm" svg:y="5.687cm">
          <text:p text:style-name="P8">AT</text:p>
          <text:p text:style-name="P8">Tiny</text:p>
          <text:p text:style-name="P8">85</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47" draw:text-style-name="P28" draw:layer="layout" svg:width="0.952cm" svg:height="0.952cm" svg:x="30.128cm" svg:y="8.344cm">
          <text:p text:style-name="P8">Tm</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8" draw:text-style-name="P28" draw:layer="layout" svg:width="0.952cm" svg:height="0.952cm" svg:x="33.385cm" svg:y="8.344cm">
          <text:p text:style-name="P8">Tm</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49" draw:text-style-name="P29" xml:id="id52" draw:id="id52" draw:layer="layout" svg:width="0.952cm" svg:height="0.952cm" svg:x="31.757cm" svg:y="8.744cm">
          <text:p text:style-name="P8">Rh</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50" draw:text-style-name="P10" draw:layer="layout" svg:x1="32.233cm" svg:y1="7.592cm" svg:x2="32.233cm" svg:y2="8.744cm" draw:start-shape="id51" draw:start-glue-point="7" draw:end-shape="id52" draw:end-glue-point="4" svg:d="M32233 7592v1152" svg:viewBox="0 0 1 1153">
          <text:p/>
        </draw:connector>
        <draw:connector draw:style-name="gr50" draw:text-style-name="P10" draw:layer="layout" svg:x1="33.185cm" svg:y1="6.415cm" svg:x2="33.861cm" svg:y2="8.244cm" draw:start-shape="id51" draw:start-glue-point="9" svg:d="M33185 6415h597v1829h79" svg:viewBox="0 0 677 1830">
          <text:p/>
        </draw:connector>
        <draw:connector draw:style-name="gr51" draw:text-style-name="P10" draw:layer="layout" svg:x1="31.28cm" svg:y1="6.415cm" svg:x2="30.604cm" svg:y2="8.244cm" draw:start-shape="id51" draw:start-glue-point="5" svg:d="M31280 6415h-597v1829h-79" svg:viewBox="0 0 677 1830">
          <text:p/>
        </draw:connector>
        <draw:connector draw:style-name="gr32" draw:text-style-name="P10" draw:layer="layout" svg:x1="34.945cm" svg:y1="4.419cm" svg:x2="32.233cm" svg:y2="5.687cm" draw:start-shape="id39" draw:start-glue-point="3" draw:end-shape="id51" draw:end-glue-point="4" svg:d="M34945 4419h-2712v1268" svg:viewBox="0 0 2713 1269">
          <text:p/>
        </draw:connector>
        <draw:custom-shape draw:style-name="gr52" draw:text-style-name="P30" xml:id="id64" draw:id="id64" draw:layer="layout" svg:width="2.032cm" svg:height="1.905cm" svg:x="3.674cm" svg:y="9.767cm">
          <text:p text:style-name="P25">AT</text:p>
          <text:p text:style-name="P25">Mega</text:p>
          <text:p text:style-name="P25">928</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53" draw:text-style-name="P32" xml:id="id55" draw:id="id55" draw:layer="layout" svg:width="1.524cm" svg:height="1.524cm" svg:x="38.7cm" svg:y="19.502cm">
          <text:p text:style-name="P31"><text:span text:style-name="T1">RTC</text:span></text:p>
          <draw:enhanced-geometry svg:viewBox="0 0 21600 21600" draw:glue-points="10800 0 10800 10800 10800 21600" draw:text-areas="5400 5400 16200 16200" draw:mirror-horizontal="false" draw:mirror-vertical="false" draw:type="flowchart-collate" draw:enhanced-path="M 0 0 L 21600 21600 0 21600 21600 0 0 0 Z N"/>
        </draw:custom-shape>
        <draw:custom-shape draw:style-name="gr54" draw:text-style-name="P33" xml:id="id53" draw:id="id53" draw:layer="layout" svg:width="1.524cm" svg:height="1.524cm" svg:x="38.7cm" svg:y="21.884cm">
          <text:p text:style-name="P25">EPROM</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connector draw:style-name="gr45" draw:text-style-name="P10" draw:layer="layout" draw:line-skew="7.174cm" svg:x1="36.463cm" svg:y1="9.834cm" svg:x2="39.548cm" svg:y2="26.448cm" draw:start-shape="id32" draw:start-glue-point="7" draw:end-shape="id36" draw:end-glue-point="5" svg:d="M36463 9834v15481h3085v1133" svg:viewBox="0 0 3086 16615">
          <text:p/>
        </draw:connector>
        <draw:custom-shape draw:style-name="gr55" draw:text-style-name="P20" xml:id="id54" draw:id="id54" draw:layer="layout" svg:width="1.905cm" svg:height="1.905cm" svg:x="38.51cm" svg:y="16.929cm">
          <text:p text:style-name="P6"><text:span text:style-name="T3">AT</text:span></text:p>
          <text:p text:style-name="P6"><text:span text:style-name="T3">Tiny</text:span></text:p>
          <text:p text:style-name="P6"><text:span text:style-name="T3">85</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onnector draw:style-name="gr45" draw:text-style-name="P10" draw:layer="layout" svg:x1="38.7cm" svg:y1="22.646cm" svg:x2="38.51cm" svg:y2="17.657cm" draw:start-shape="id53" draw:start-glue-point="5" draw:end-shape="id54" draw:end-glue-point="5" svg:d="M38700 22646h-709v-4989h519" svg:viewBox="0 0 710 4990">
          <text:p/>
        </draw:connector>
        <draw:connector draw:style-name="gr45" draw:text-style-name="P10" draw:layer="layout" svg:x1="39.462cm" svg:y1="20.264cm" svg:x2="38.51cm" svg:y2="17.657cm" draw:start-shape="id55" draw:start-glue-point="5" draw:end-shape="id54" draw:end-glue-point="5" svg:d="M39462 20264h-1471v-2607h519" svg:viewBox="0 0 1472 2608">
          <text:p/>
        </draw:connector>
        <draw:connector draw:style-name="gr45" draw:text-style-name="P10" draw:layer="layout" draw:line-skew="-0.405cm -4.47cm 2.684cm" svg:x1="39.463cm" svg:y1="16.929cm" svg:x2="39.548cm" svg:y2="26.448cm" draw:start-shape="id54" draw:start-glue-point="4" draw:end-shape="id36" draw:end-glue-point="5" svg:d="M39463 16929v-924h-3000v9320h3085v1123" svg:viewBox="0 0 3086 10444">
          <text:p/>
        </draw:connector>
        <draw:custom-shape draw:style-name="gr56" draw:text-style-name="P35" xml:id="id63" draw:id="id63" draw:layer="layout" svg:width="1.524cm" svg:height="1.524cm" svg:x="5.764cm" svg:y="11.309cm">
          <text:p text:style-name="P34"><text:span text:style-name="T7">pH</text:span></text:p>
          <text:p text:style-name="P34"><text:span text:style-name="T7">Iso</text:span></text:p>
          <draw:enhanced-geometry svg:viewBox="0 0 21600 21600" draw:glue-points="10800 0 5400 10800 10800 21600 16200 10800" draw:text-areas="5400 10800 16200 21600" draw:type="flowchart-extract" draw:enhanced-path="M 10800 0 L 21600 21600 0 21600 10800 0 Z N"/>
        </draw:custom-shape>
        <draw:custom-shape draw:style-name="gr57" draw:text-style-name="P37" xml:id="id61" draw:id="id61" draw:layer="layout" svg:width="1.524cm" svg:height="1.524cm" svg:x="7.531cm" svg:y="11.309cm">
          <text:p text:style-name="P36">EC</text:p>
          <text:p text:style-name="P36">Iso</text:p>
          <draw:enhanced-geometry svg:viewBox="0 0 21600 21600" draw:glue-points="10800 0 5400 10800 10800 21600 16200 10800" draw:text-areas="5400 10800 16200 21600" draw:type="flowchart-extract" draw:enhanced-path="M 10800 0 L 21600 21600 0 21600 10800 0 Z N"/>
        </draw:custom-shape>
        <draw:custom-shape draw:style-name="gr58" draw:text-style-name="P38" xml:id="id59" draw:id="id59" draw:layer="layout" svg:width="1.524cm" svg:height="1.524cm" svg:x="9.297cm" svg:y="11.309cm">
          <text:p text:style-name="P36">DO</text:p>
          <text:p text:style-name="P36">Iso</text:p>
          <draw:enhanced-geometry svg:viewBox="0 0 21600 21600" draw:glue-points="10800 0 5400 10800 10800 21600 16200 10800" draw:text-areas="5400 10800 16200 21600" draw:type="flowchart-extract" draw:enhanced-path="M 10800 0 L 21600 21600 0 21600 10800 0 Z N"/>
        </draw:custom-shape>
        <draw:custom-shape draw:style-name="gr59" draw:text-style-name="P39" xml:id="id57" draw:id="id57" draw:layer="layout" svg:width="1.524cm" svg:height="1.524cm" svg:x="11.064cm" svg:y="11.309cm">
          <text:p text:style-name="P36">RTD</text:p>
          <text:p text:style-name="P36"/>
          <draw:enhanced-geometry svg:viewBox="0 0 21600 21600" draw:glue-points="10800 0 5400 10800 10800 21600 16200 10800" draw:text-areas="5400 10800 16200 21600" draw:type="flowchart-extract" draw:enhanced-path="M 10800 0 L 21600 21600 0 21600 10800 0 Z N"/>
        </draw:custom-shape>
        <draw:custom-shape draw:style-name="gr60" draw:text-style-name="P40" xml:id="id62" draw:id="id62" draw:layer="layout" svg:width="0.952cm" svg:height="0.952cm" svg:x="6.05cm" svg:y="13.639cm">
          <text:p text:style-name="P8">pH</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1" draw:text-style-name="P41" xml:id="id60" draw:id="id60" draw:layer="layout" svg:width="0.952cm" svg:height="0.952cm" svg:x="7.817cm" svg:y="13.64cm">
          <text:p text:style-name="P8">E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2" draw:text-style-name="P42" xml:id="id58" draw:id="id58" draw:layer="layout" svg:width="0.952cm" svg:height="0.952cm" svg:x="9.583cm" svg:y="13.641cm">
          <text:p text:style-name="P8">DO</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3" draw:text-style-name="P43" xml:id="id56" draw:id="id56" draw:layer="layout" svg:width="0.952cm" svg:height="0.952cm" svg:x="11.35cm" svg:y="13.642cm">
          <text:p text:style-name="P8">Tc</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8" draw:text-style-name="P10" draw:layer="layout" svg:x1="11.826cm" svg:y1="13.642cm" svg:x2="11.826cm" svg:y2="12.833cm" draw:start-shape="id56" draw:start-glue-point="4" draw:end-shape="id57" draw:end-glue-point="6" svg:d="M11826 13642v-809" svg:viewBox="0 0 1 810">
          <text:p/>
        </draw:connector>
        <draw:connector draw:style-name="gr64" draw:text-style-name="P10" draw:layer="layout" svg:x1="10.059cm" svg:y1="13.641cm" svg:x2="10.059cm" svg:y2="12.833cm" draw:start-shape="id58" draw:start-glue-point="4" draw:end-shape="id59" draw:end-glue-point="6" svg:d="M10059 13641v-808" svg:viewBox="0 0 1 809">
          <text:p/>
        </draw:connector>
        <draw:connector draw:style-name="gr8" draw:text-style-name="P10" draw:layer="layout" svg:x1="8.293cm" svg:y1="13.64cm" svg:x2="8.293cm" svg:y2="12.833cm" draw:start-shape="id60" draw:start-glue-point="4" draw:end-shape="id61" draw:end-glue-point="6" svg:d="M8293 13640v-807" svg:viewBox="0 0 1 808">
          <text:p/>
        </draw:connector>
        <draw:connector draw:style-name="gr8" draw:text-style-name="P10" draw:layer="layout" svg:x1="6.526cm" svg:y1="13.639cm" svg:x2="6.526cm" svg:y2="12.833cm" draw:start-shape="id62" draw:start-glue-point="4" draw:end-shape="id63" draw:end-glue-point="6" svg:d="M6526 13639v-806" svg:viewBox="0 0 1 807">
          <text:p/>
        </draw:connector>
        <draw:connector draw:style-name="gr45" draw:text-style-name="P10" draw:layer="layout" svg:x1="11.826cm" svg:y1="11.309cm" svg:x2="5.706cm" svg:y2="10.72cm" draw:start-shape="id57" draw:start-glue-point="4" draw:end-shape="id64" draw:end-glue-point="7" svg:d="M11826 11309v-589h-6120" svg:viewBox="0 0 6121 590">
          <text:p/>
        </draw:connector>
        <draw:connector draw:style-name="gr45" draw:text-style-name="P10" draw:layer="layout" svg:x1="10.059cm" svg:y1="11.309cm" svg:x2="5.706cm" svg:y2="10.72cm" draw:start-shape="id59" draw:start-glue-point="4" draw:end-shape="id64" draw:end-glue-point="7" svg:d="M10059 11309v-589h-4353" svg:viewBox="0 0 4354 590">
          <text:p/>
        </draw:connector>
        <draw:connector draw:style-name="gr45" draw:text-style-name="P10" draw:layer="layout" svg:x1="8.293cm" svg:y1="11.309cm" svg:x2="5.706cm" svg:y2="10.72cm" draw:start-shape="id61" draw:start-glue-point="4" draw:end-shape="id64" draw:end-glue-point="7" svg:d="M8293 11309v-589h-2587" svg:viewBox="0 0 2588 590">
          <text:p/>
        </draw:connector>
        <draw:connector draw:style-name="gr45" draw:text-style-name="P10" draw:layer="layout" svg:x1="6.526cm" svg:y1="11.309cm" svg:x2="5.706cm" svg:y2="10.72cm" draw:start-shape="id63" draw:start-glue-point="4" draw:end-shape="id64" draw:end-glue-point="7" svg:d="M6526 11309v-589h-820" svg:viewBox="0 0 821 590">
          <text:p/>
        </draw:connector>
        <draw:custom-shape draw:style-name="gr55" draw:text-style-name="P20" xml:id="id67" draw:id="id67" draw:layer="layout" svg:width="1.905cm" svg:height="1.905cm" svg:x="4.738cm" svg:y="24.175cm">
          <text:p text:style-name="P6"><text:span text:style-name="T3">AT</text:span></text:p>
          <text:p text:style-name="P6"><text:span text:style-name="T3">Tiny</text:span></text:p>
          <text:p text:style-name="P6"><text:span text:style-name="T3">85</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65" draw:text-style-name="P44" xml:id="id66" draw:id="id66" draw:layer="layout" svg:width="1.27cm" svg:height="1.27cm" svg:x="7.263cm" svg:y="24.492cm">
          <draw:glue-point draw:id="4" svg:x="-2.692cm" svg:y="0.007cm"/>
          <text:p text:style-name="P6"><text:span text:style-name="T3">RS</text:span></text:p>
          <text:p text:style-name="P6"><text:span text:style-name="T3">485</text:span></text:p>
          <draw:enhanced-geometry svg:viewBox="0 0 21600 21600" draw:text-areas="0 0 21600 21600" draw:type="chevron" draw:modifiers="16200" draw:enhanced-path="M 0 0 L ?f0 0 21600 10800 ?f0 21600 0 21600 ?f1 10800 Z N">
            <draw:equation draw:name="f0" draw:formula="$0 "/>
            <draw:equation draw:name="f1" draw:formula="21600-?f0 "/>
            <draw:handle draw:handle-position="$0 top" draw:handle-range-x-minimum="0" draw:handle-range-x-maximum="21600"/>
          </draw:enhanced-geometry>
        </draw:custom-shape>
        <draw:custom-shape draw:style-name="gr66" draw:text-style-name="P45" xml:id="id65" draw:id="id65" draw:layer="layout" svg:width="0.952cm" svg:height="0.952cm" svg:x="9.068cm" svg:y="24.651cm">
          <text:p text:style-name="P8">npk</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67" draw:text-style-name="P10" draw:layer="layout" svg:x1="9.068cm" svg:y1="25.127cm" svg:x2="8.533cm" svg:y2="25.127cm" draw:start-shape="id65" draw:start-glue-point="6" draw:end-shape="id66" draw:end-glue-point="1" svg:d="M9068 25127h-535" svg:viewBox="0 0 536 1">
          <text:p/>
        </draw:connector>
        <draw:connector draw:style-name="gr68" draw:text-style-name="P10" draw:layer="layout" draw:line-skew="0.127cm" svg:x1="7.557cm" svg:y1="25.127cm" svg:x2="6.643cm" svg:y2="24.903cm" draw:start-shape="id66" draw:start-glue-point="4" draw:end-shape="id67" draw:end-glue-point="9" svg:d="M7557 25127h-477v-224h-437" svg:viewBox="0 0 915 225">
          <text:p/>
        </draw:connector>
        <draw:connector draw:style-name="gr32" draw:text-style-name="P10" draw:layer="layout" svg:x1="3.35cm" svg:y1="27.4cm" svg:x2="4.738cm" svg:y2="24.903cm" draw:start-shape="id35" draw:start-glue-point="1" draw:end-shape="id67" draw:end-glue-point="5" svg:d="M3350 27400h694v-2497h694" svg:viewBox="0 0 1389 2498">
          <text:p/>
        </draw:connector>
        <draw:custom-shape draw:style-name="gr69" draw:text-style-name="P30" draw:layer="layout" svg:width="2.032cm" svg:height="1.905cm" svg:x="19.446cm" svg:y="19.097cm">
          <text:p text:style-name="P25">AT</text:p>
          <text:p text:style-name="P25">Mega</text:p>
          <text:p text:style-name="P25">928</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70" draw:text-style-name="P46" draw:layer="layout" svg:width="1.524cm" svg:height="1.524cm" svg:x="22.272cm" svg:y="19.002cm">
          <text:p text:style-name="P18"><text:span text:style-name="T3"/></text:p>
          <draw:enhanced-geometry svg:viewBox="0 0 21600 21600" draw:text-areas="0 0 21600 21600" draw:type="pentagon-right" draw:modifiers="15410.3606557377" draw:enhanced-path="M 0 0 L ?f0 0 21600 10800 ?f0 21600 0 21600 Z N">
            <draw:equation draw:name="f0" draw:formula="$0 "/>
            <draw:handle draw:handle-position="$0 top" draw:handle-range-x-minimum="0" draw:handle-range-x-maximum="21600"/>
          </draw:enhanced-geometry>
        </draw:custom-shape>
        <draw:custom-shape draw:style-name="gr71" draw:text-style-name="P25" draw:layer="layout" svg:width="1.524cm" svg:height="1.524cm" svg:x="31.162cm" svg:y="17.351cm">
          <text:p/>
          <draw:enhanced-geometry svg:viewBox="0 0 21600 21600" draw:glue-points="10800 0 2160 10800 10800 21600 19440 10800" draw:text-areas="4350 0 17250 21600" draw:mirror-horizontal="false" draw:mirror-vertical="false" draw:type="flowchart-manual-operation" draw:enhanced-path="M 0 0 L 21600 0 17250 21600 4350 21600 0 0 Z N"/>
        </draw:custom-shape>
        <draw:custom-shape draw:style-name="gr72" draw:text-style-name="P6" draw:layer="layout" svg:width="1.524cm" svg:height="1.524cm" svg:x="31.103cm" svg:y="20.208cm">
          <text:p/>
          <draw:enhanced-geometry svg:viewBox="0 0 21600 21600" draw:glue-points="10800 2020 0 10800 10800 19320 21600 10800" draw:text-areas="0 4360 21600 17240" draw:type="flowchart-punched-tape" draw:enhanced-path="M 0 2230 C 820 3990 3410 3980 5370 4360 7430 4030 10110 3890 10690 2270 11440 300 14200 160 16150 0 18670 170 20690 390 21600 2230 L 21600 19420 C 20640 17510 18320 17490 16140 17240 14710 17370 11310 17510 10770 19430 10150 21150 7380 21290 5290 21600 3220 21250 610 21130 0 19420 Z N"/>
        </draw:custom-shape>
        <draw:custom-shape draw:style-name="gr55" draw:text-style-name="P20" draw:layer="layout" svg:width="1.905cm" svg:height="1.905cm" svg:x="28.71cm" svg:y="18.329cm">
          <text:p text:style-name="P6"><text:span text:style-name="T3">AT</text:span></text:p>
          <text:p text:style-name="P6"><text:span text:style-name="T3">Tiny</text:span></text:p>
          <text:p text:style-name="P6"><text:span text:style-name="T3">85</text:span></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73" draw:text-style-name="P12" draw:layer="layout" svg:width="1.27cm" svg:height="1.27cm" svg:x="7.667cm" svg:y="5.575cm">
          <draw:glue-point draw:id="8" svg:x="-2.525cm" svg:y="-2.339cm"/>
          <draw:glue-point draw:id="9" svg:x="2.502cm" svg:y="-2.379cm"/>
          <draw:glue-point draw:id="10" svg:x="2.463cm" svg:y="2.435cm"/>
          <draw:glue-point draw:id="11" svg:x="-2.317cm" svg:y="2.559cm"/>
          <text:p text:style-name="P11">555</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custom-shape draw:style-name="gr74" draw:text-style-name="P12" draw:layer="layout" svg:width="1.27cm" svg:height="1.27cm" svg:x="4.967cm" svg:y="5.576cm">
          <draw:glue-point draw:id="8" svg:x="-2.525cm" svg:y="-2.339cm"/>
          <draw:glue-point draw:id="9" svg:x="2.502cm" svg:y="-2.379cm"/>
          <draw:glue-point draw:id="10" svg:x="2.463cm" svg:y="2.435cm"/>
          <draw:glue-point draw:id="11" svg:x="-2.317cm" svg:y="2.559cm"/>
          <text:p text:style-name="P11">555</text:p>
          <draw:enhanced-geometry svg:viewBox="0 0 21600 21600" draw:glue-points="10800 0 0 10800 10800 21600 21600 10800" draw:text-areas="5400 5400 16200 16200" draw:mirror-horizontal="false" draw:mirror-vertical="false" draw:type="diamond" draw:enhanced-path="M 10800 0 L 21600 10800 10800 21600 0 10800 10800 0 Z N"/>
        </draw:custom-shape>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Helvetica Neue" svg:font-family="'Helvetica Neue'" style:font-pitch="variable"/>
    <style:font-face style:name="Liberation Sans" svg:font-family="'Liberation Sans'" style:font-family-generic="roman" style:font-pitch="variable"/>
    <style:font-face style:name="Liberation Serif" svg:font-family="'Liberation Serif'" style:font-family-generic="roman"/>
    <style:font-face style:name="Liberation Serif1" svg:font-family="'Liberation Serif'" style:font-family-generic="roman" style:font-pitch="variable"/>
    <style:font-face style:name="Nimbus Sans L" svg:font-family="'Nimbus Sans L'"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25" draw:display-name="Arrowheads 25" svg:viewBox="0 0 20 20" svg:d="M0 20l10-20 10 20z"/>
    <draw:marker draw:name="Arrowheads_20_5" draw:display-name="Arrowheads 5" svg:viewBox="0 7 20 13" svg:d="M0 20l10-13 10 13z"/>
    <draw:marker draw:name="Arrowheads_20_6" draw:display-name="Arrowheads 6" svg:viewBox="0 0 20 20" svg:d="M0 20l10-20 10 20z"/>
    <draw:marker draw:name="Arrowheads_20_8" draw:display-name="Arrowheads 8" svg:viewBox="0 0 20 20" svg:d="M0 20l10-20 10 20z"/>
    <draw:stroke-dash draw:name="Dot" draw:style="rect" draw:dots1="1" draw:dots1-length="100%" draw:distance="100%"/>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1"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meta:creation-date>2021-11-03T11:14:24.270034856</meta:creation-date>
    <meta:generator>LibreOffice/7.2.2.2$MacOSX_X86_64 LibreOffice_project/02b2acce88a210515b4a5bb2e46cbfb63fe97d56</meta:generator>
    <dc:date>2021-12-04T11:44:17.274214783</dc:date>
    <meta:editing-duration>P1DT12H18M32S</meta:editing-duration>
    <meta:editing-cycles>7</meta:editing-cycles>
    <meta:document-statistic meta:object-count="159"/>
  </office:meta>
</office:document-meta>
</file>